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5e333" officeooo:paragraph-rsid="0017bce0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paragraph-rsid="0017bce0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paragraph-rsid="001964f7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7bce0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font-weight="bold" officeooo:rsid="00166291" officeooo:paragraph-rsid="00166291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7bce0" officeooo:paragraph-rsid="0017bce0" style:font-size-asian="12.25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c9f0e" officeooo:paragraph-rsid="001c9f0e" style:font-size-asian="12.25pt" style:font-weight-asian="bold" style:font-size-complex="14pt" style:font-weight-complex="bold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fo:font-size="14pt" fo:font-weight="normal" officeooo:rsid="001e060b" officeooo:paragraph-rsid="001e060b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2439af" officeooo:paragraph-rsid="002439af" style:font-size-asian="12.25pt" style:font-weight-asian="bold" style:font-size-complex="14pt" style:font-weight-complex="bold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fo:font-size="14pt" fo:font-weight="normal" officeooo:rsid="002439af" officeooo:paragraph-rsid="002439af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e060b" officeooo:paragraph-rsid="002439af" style:font-size-asian="12.25pt" style:font-weight-asian="bold" style:font-size-complex="14pt" style:font-weight-complex="bold"/>
    </style:style>
    <style:style style:name="P12" style:family="paragraph" style:parent-style-name="Standard" style:list-style-name="L5">
      <style:paragraph-properties fo:line-height="150%" fo:text-align="justify" style:justify-single-word="false"/>
      <style:text-properties officeooo:paragraph-rsid="002439af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1e0617" officeooo:paragraph-rsid="00481de5" style:font-size-asian="12.25pt" style:font-weight-asian="bold" style:font-size-complex="14pt" style:font-weight-complex="bold"/>
    </style:style>
    <style:style style:name="P14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1ffe16" officeooo:paragraph-rsid="002439af" style:font-size-asian="12.25pt" style:font-weight-asian="bold" style:font-size-complex="14pt" style:font-weight-complex="bold"/>
    </style:style>
    <style:style style:name="P15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20cb1e" officeooo:paragraph-rsid="002439af" style:font-size-asian="12.25pt" style:font-weight-asian="bold" style:font-size-complex="14pt" style:font-weight-complex="bold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officeooo:rsid="0020cb1e" officeooo:paragraph-rsid="002439af" style:font-size-asian="14pt" style:font-size-complex="14pt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2439af" officeooo:paragraph-rsid="00e3e10e" style:font-size-asian="12.25pt" style:font-weight-asian="bold" style:font-size-complex="14pt" style:font-weight-complex="bold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462e74" officeooo:paragraph-rsid="00e3e10e" style:font-size-asian="12.25pt" style:font-weight-asian="normal" style:font-size-complex="14pt" style:font-weight-complex="normal"/>
    </style:style>
    <style:style style:name="P19" style:family="paragraph" style:parent-style-name="Standard" style:list-style-name="L6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1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9a27a0" officeooo:paragraph-rsid="009a27a0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font-weight="bold" officeooo:rsid="002439af" officeooo:paragraph-rsid="002439af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size="16pt" fo:font-weight="bold" officeooo:rsid="0024a12d" officeooo:paragraph-rsid="0024a12d" style:font-size-asian="16pt" style:font-weight-asian="bold" style:font-size-complex="16pt" style:font-weight-complex="bold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4a4af" officeooo:paragraph-rsid="0024a4af" style:font-size-asian="12.25pt" style:font-weight-asian="normal" style:font-size-complex="14pt" style:font-weight-complex="normal"/>
    </style:style>
    <style:style style:name="P27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882e0" officeooo:paragraph-rsid="002882e0" style:font-size-asian="12.25pt" style:font-weight-asian="normal" style:font-size-complex="14pt" style:font-weight-complex="normal"/>
    </style:style>
    <style:style style:name="P28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4a4af" officeooo:paragraph-rsid="00262595" style:font-size-asian="12.25pt" style:font-weight-asian="normal" style:font-size-complex="14pt" style:font-weight-complex="normal"/>
    </style:style>
    <style:style style:name="P29" style:family="paragraph" style:parent-style-name="Standard" style:list-style-name="L9">
      <style:paragraph-properties fo:line-height="150%" fo:text-align="justify" style:justify-single-word="false"/>
      <style:text-properties fo:font-size="14pt" fo:font-weight="normal" officeooo:rsid="00262595" officeooo:paragraph-rsid="002882e0" style:font-size-asian="12.25pt" style:font-weight-asian="normal" style:font-size-complex="14pt" style:font-weight-complex="normal"/>
    </style:style>
    <style:style style:name="P30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55cdaf" officeooo:paragraph-rsid="0055cdaf" style:font-size-asian="12.25pt" style:font-weight-asian="normal" style:font-size-complex="14pt" style:font-weight-complex="normal"/>
    </style:style>
    <style:style style:name="P31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cfba58" officeooo:paragraph-rsid="00cfba5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size="16pt" fo:font-weight="bold" officeooo:rsid="002882e0" officeooo:paragraph-rsid="002882e0" style:font-size-asian="16pt" style:font-weight-asian="bold" style:font-size-complex="16pt" style:font-weight-complex="bold"/>
    </style:style>
    <style:style style:name="P33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bfb9" officeooo:paragraph-rsid="0029bfb9" style:font-size-asian="12.25pt" style:font-weight-asian="bold" style:font-size-complex="14pt" style:font-weight-complex="bold"/>
    </style:style>
    <style:style style:name="P34" style:family="paragraph" style:parent-style-name="Standard" style:list-style-name="L11">
      <style:paragraph-properties fo:line-height="150%" fo:text-align="justify" style:justify-single-word="false"/>
      <style:text-properties fo:font-size="14pt" fo:font-weight="normal" officeooo:rsid="0029bfb9" officeooo:paragraph-rsid="0029bfb9" style:font-size-asian="12.25pt" style:font-weight-asian="normal" style:font-size-complex="14pt" style:font-weight-complex="normal"/>
    </style:style>
    <style:style style:name="P35" style:family="paragraph" style:parent-style-name="Standard" style:list-style-name="L11">
      <style:paragraph-properties fo:line-height="150%" fo:text-align="justify" style:justify-single-word="false"/>
      <style:text-properties fo:font-size="14pt" fo:font-weight="normal" officeooo:rsid="002a3648" officeooo:paragraph-rsid="002a3648" style:font-size-asian="12.25pt" style:font-weight-asian="normal" style:font-size-complex="14pt" style:font-weight-complex="normal"/>
    </style:style>
    <style:style style:name="P36" style:family="paragraph" style:parent-style-name="Standard" style:list-style-name="L12">
      <style:paragraph-properties fo:line-height="150%" fo:text-align="justify" style:justify-single-word="false"/>
      <style:text-properties fo:font-size="14pt" fo:font-weight="normal" officeooo:rsid="0029bfb9" officeooo:paragraph-rsid="0029bfb9" style:font-size-asian="12.25pt" style:font-weight-asian="normal" style:font-size-complex="14pt" style:font-weight-complex="normal"/>
    </style:style>
    <style:style style:name="P37" style:family="paragraph" style:parent-style-name="Standard" style:list-style-name="L13">
      <style:paragraph-properties fo:line-height="150%" fo:text-align="justify" style:justify-single-word="false"/>
      <style:text-properties officeooo:paragraph-rsid="0052e2d7"/>
    </style:style>
    <style:style style:name="P38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bfb9" officeooo:paragraph-rsid="0029da17" style:font-size-asian="12.25pt" style:font-weight-asian="bold" style:font-size-complex="14pt" style:font-weight-complex="bold"/>
    </style:style>
    <style:style style:name="P39" style:family="paragraph" style:parent-style-name="Standard" style:list-style-name="L14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0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da17" officeooo:paragraph-rsid="0029da17" style:font-size-asian="12.25pt" style:font-weight-asian="bold" style:font-size-complex="14pt" style:font-weight-complex="bold"/>
    </style:style>
    <style:style style:name="P41" style:family="paragraph" style:parent-style-name="Standard" style:list-style-name="L15">
      <style:paragraph-properties fo:line-height="150%" fo:text-align="justify" style:justify-single-word="false"/>
      <style:text-properties fo:font-size="14pt" fo:font-weight="normal" officeooo:paragraph-rsid="0029da17" style:font-size-asian="14pt" style:font-weight-asian="normal" style:font-size-complex="14pt" style:font-weight-complex="normal"/>
    </style:style>
    <style:style style:name="P42" style:family="paragraph" style:parent-style-name="Standard" style:list-style-name="L16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size="16pt" fo:font-weight="bold" officeooo:rsid="002a3648" officeooo:paragraph-rsid="002a3648" style:font-size-asian="16pt" style:font-weight-asian="bold" style:font-size-complex="16pt" style:font-weight-complex="bold"/>
    </style:style>
    <style:style style:name="P45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2a3648" officeooo:paragraph-rsid="002a3648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fo:font-size="14pt" fo:font-weight="normal" officeooo:rsid="002af42c" officeooo:paragraph-rsid="002efc86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font-size="14pt" fo:font-weight="bold" officeooo:rsid="002b18a0" officeooo:paragraph-rsid="002efc86" style:font-size-asian="12.25pt" style:font-weight-asian="bold" style:font-size-complex="14pt" style:font-weight-complex="bold"/>
    </style:style>
    <style:style style:name="P48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3648" officeooo:paragraph-rsid="002efc86" style:font-size-asian="12.25pt" style:font-weight-asian="normal" style:font-size-complex="14pt" style:font-weight-complex="normal"/>
    </style:style>
    <style:style style:name="P49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f42c" officeooo:paragraph-rsid="002efc86" style:font-size-asian="12.25pt" style:font-weight-asian="normal" style:font-size-complex="14pt" style:font-weight-complex="normal"/>
    </style:style>
    <style:style style:name="P50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f42c" officeooo:paragraph-rsid="0055cdaf" style:font-size-asian="12.25pt" style:font-weight-asian="normal" style:font-size-complex="14pt" style:font-weight-complex="normal"/>
    </style:style>
    <style:style style:name="P51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b18a0" officeooo:paragraph-rsid="002efc86" style:font-size-asian="12.25pt" style:font-weight-asian="normal" style:font-size-complex="14pt" style:font-weight-complex="normal"/>
    </style:style>
    <style:style style:name="P52" style:family="paragraph" style:parent-style-name="Standard" style:list-style-name="L18">
      <style:paragraph-properties fo:line-height="150%" fo:text-align="justify" style:justify-single-word="false"/>
      <style:text-properties officeooo:paragraph-rsid="00d75be9"/>
    </style:style>
    <style:style style:name="P53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d75be9" officeooo:paragraph-rsid="00d75be9" style:font-size-asian="12.25pt" style:font-weight-asian="normal" style:font-size-complex="14pt" style:font-weight-complex="normal"/>
    </style:style>
    <style:style style:name="P54" style:family="paragraph" style:parent-style-name="Standard" style:list-style-name="L19">
      <style:paragraph-properties fo:line-height="150%" fo:text-align="justify" style:justify-single-word="false"/>
      <style:text-properties fo:font-size="14pt" fo:font-weight="normal" officeooo:rsid="002b18a0" officeooo:paragraph-rsid="002efc86" style:font-size-asian="12.25pt" style:font-weight-asian="normal" style:font-size-complex="14pt" style:font-weight-complex="normal"/>
    </style:style>
    <style:style style:name="P55" style:family="paragraph" style:parent-style-name="Standard" style:list-style-name="L19">
      <style:paragraph-properties fo:line-height="150%" fo:text-align="justify" style:justify-single-word="false"/>
      <style:text-properties fo:font-size="14pt" fo:font-weight="normal" officeooo:rsid="00d0d1c1" officeooo:paragraph-rsid="00d0d1c1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fo:font-size="14pt" fo:font-weight="bold" officeooo:rsid="002d9390" officeooo:paragraph-rsid="002efc86" style:font-size-asian="12.25pt" style:font-weight-asian="bold" style:font-size-complex="14pt" style:font-weight-complex="bold"/>
    </style:style>
    <style:style style:name="P57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2d9390" officeooo:paragraph-rsid="002efc86" style:font-size-asian="12.25pt" style:font-weight-asian="normal" style:font-size-complex="14pt" style:font-weight-complex="normal"/>
    </style:style>
    <style:style style:name="P58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d75be9" officeooo:paragraph-rsid="00d75be9" style:font-size-asian="12.25pt" style:font-weight-asian="normal" style:font-size-complex="14pt" style:font-weight-complex="normal"/>
    </style:style>
    <style:style style:name="P59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55cdaf" officeooo:paragraph-rsid="0055cdaf" style:font-size-asian="12.25pt" style:font-weight-asian="normal" style:font-size-complex="14pt" style:font-weight-complex="normal"/>
    </style:style>
    <style:style style:name="P60" style:family="paragraph" style:parent-style-name="Standard" style:list-style-name="L20">
      <style:paragraph-properties fo:line-height="150%" fo:text-align="justify" style:justify-single-word="false"/>
      <style:text-properties officeooo:paragraph-rsid="0055cdaf"/>
    </style:style>
    <style:style style:name="P61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2d9390" officeooo:paragraph-rsid="002efc86" style:font-size-asian="12.25pt" style:font-size-complex="14pt"/>
    </style:style>
    <style:style style:name="P62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d90225" officeooo:paragraph-rsid="00d90225" style:font-size-asian="12.25pt" style:font-size-complex="14pt"/>
    </style:style>
    <style:style style:name="P63" style:family="paragraph" style:parent-style-name="Standard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d90225" officeooo:paragraph-rsid="00d90225" style:font-size-asian="12.25pt" style:font-size-complex="14pt"/>
    </style:style>
    <style:style style:name="P64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2efc86" officeooo:paragraph-rsid="002efc86" style:font-size-asian="12.25pt" style:font-weight-asian="bold" style:font-size-complex="14pt" style:font-weight-complex="bold"/>
    </style:style>
    <style:style style:name="P65" style:family="paragraph" style:parent-style-name="Standard" style:list-style-name="L17">
      <style:paragraph-properties fo:line-height="150%" fo:text-align="justify" style:justify-single-word="false"/>
      <style:text-properties fo:font-size="14pt" fo:font-weight="normal" officeooo:rsid="0053dd32" officeooo:paragraph-rsid="0053dd32" style:font-size-asian="12.25pt" style:font-weight-asian="normal" style:font-size-complex="14pt" style:font-weight-complex="normal"/>
    </style:style>
    <style:style style:name="P66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53dd32" officeooo:paragraph-rsid="0053dd32" style:font-size-asian="12.25pt" style:font-weight-asian="bold" style:font-size-complex="14pt" style:font-weight-complex="bold"/>
    </style:style>
    <style:style style:name="P67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3dd32" officeooo:paragraph-rsid="00858c38" style:font-size-asian="12.25pt" style:font-weight-asian="normal" style:font-size-complex="14pt" style:font-weight-complex="normal"/>
    </style:style>
    <style:style style:name="P68" style:family="paragraph" style:parent-style-name="Standard" style:list-style-name="L21">
      <style:paragraph-properties fo:line-height="150%" fo:text-align="justify" style:justify-single-word="false"/>
      <style:text-properties officeooo:paragraph-rsid="00de7d96"/>
    </style:style>
    <style:style style:name="P69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48b05" officeooo:paragraph-rsid="008423c0" style:font-size-asian="12.25pt" style:font-weight-asian="normal" style:font-size-complex="14pt" style:font-weight-complex="normal"/>
    </style:style>
    <style:style style:name="P70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48b05" officeooo:paragraph-rsid="00c91f4d" style:font-size-asian="12.25pt" style:font-weight-asian="normal" style:font-size-complex="14pt" style:font-weight-complex="normal"/>
    </style:style>
    <style:style style:name="P71" style:family="paragraph" style:parent-style-name="Standard" style:list-style-name="L21">
      <style:paragraph-properties fo:line-height="150%" fo:text-align="justify" style:justify-single-word="false"/>
      <style:text-properties officeooo:paragraph-rsid="00b4da1b"/>
    </style:style>
    <style:style style:name="P72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3dd32" officeooo:paragraph-rsid="00c91f4d" style:font-size-asian="12.25pt" style:font-weight-asian="normal" style:font-size-complex="14pt" style:font-weight-complex="normal"/>
    </style:style>
    <style:style style:name="P73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858c38" officeooo:paragraph-rsid="0087e15a" style:font-size-asian="12.25pt" style:font-weight-asian="normal" style:font-size-complex="14pt" style:font-weight-complex="normal"/>
    </style:style>
    <style:style style:name="P74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5cdaf" officeooo:paragraph-rsid="00de7d96" style:font-size-asian="12.25pt" style:font-weight-asian="normal" style:font-size-complex="14pt" style:font-weight-complex="normal"/>
    </style:style>
    <style:style style:name="P75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5cdaf" officeooo:paragraph-rsid="0088d29a" style:font-size-asian="12.25pt" style:font-weight-asian="normal" style:font-size-complex="14pt" style:font-weight-complex="normal"/>
    </style:style>
    <style:style style:name="P76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8acd5" officeooo:paragraph-rsid="00778455" style:font-size-asian="12.25pt" style:font-weight-asian="normal" style:font-size-complex="14pt" style:font-weight-complex="normal"/>
    </style:style>
    <style:style style:name="P77" style:family="paragraph" style:parent-style-name="Standard" style:list-style-name="L21">
      <style:paragraph-properties fo:line-height="150%" fo:text-align="justify" style:justify-single-word="false"/>
      <style:text-properties officeooo:paragraph-rsid="008a6c14"/>
    </style:style>
    <style:style style:name="P78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30b7d7" officeooo:paragraph-rsid="0030b7d7" style:font-size-asian="12.25pt" style:font-weight-asian="bold" style:font-size-complex="14pt" style:font-weight-complex="bold"/>
    </style:style>
    <style:style style:name="P79" style:family="paragraph" style:parent-style-name="Standard" style:list-style-name="L17">
      <style:paragraph-properties fo:line-height="150%" fo:text-align="justify" style:justify-single-word="false"/>
      <style:text-properties fo:font-size="14pt" fo:font-weight="normal" officeooo:rsid="00981490" officeooo:paragraph-rsid="00981490" style:font-size-asian="12.25pt" style:font-weight-asian="normal" style:font-size-complex="14pt" style:font-weight-complex="normal"/>
    </style:style>
    <style:style style:name="P80" style:family="paragraph" style:parent-style-name="Standard" style:list-style-name="L22">
      <style:paragraph-properties fo:line-height="150%" fo:text-align="justify" style:justify-single-word="false"/>
      <style:text-properties fo:font-size="14pt" fo:font-weight="bold" officeooo:rsid="0030b7d7" officeooo:paragraph-rsid="009a27a0" style:font-size-asian="12.25pt" style:font-weight-asian="bold" style:font-size-complex="14pt" style:font-weight-complex="bold"/>
    </style:style>
    <style:style style:name="P81" style:family="paragraph" style:parent-style-name="Standard" style:list-style-name="L22">
      <style:paragraph-properties fo:line-height="150%" fo:text-align="justify" style:justify-single-word="false"/>
      <style:text-properties fo:font-size="14pt" fo:font-weight="bold" officeooo:rsid="00981490" officeooo:paragraph-rsid="009a27a0" style:font-size-asian="12.25pt" style:font-weight-asian="bold" style:font-size-complex="14pt" style:font-weight-complex="bold"/>
    </style:style>
    <style:style style:name="P82" style:family="paragraph" style:parent-style-name="Standard" style:list-style-name="L22">
      <style:paragraph-properties fo:line-height="150%" fo:text-align="justify" style:justify-single-word="false"/>
      <style:text-properties officeooo:paragraph-rsid="00e6818f"/>
    </style:style>
    <style:style style:name="P83" style:family="paragraph" style:parent-style-name="Standard" style:list-style-name="L22">
      <style:paragraph-properties fo:line-height="150%" fo:text-align="justify" style:justify-single-word="false"/>
      <style:text-properties officeooo:paragraph-rsid="009c374b"/>
    </style:style>
    <style:style style:name="P84" style:family="paragraph" style:parent-style-name="Standard" style:list-style-name="L22">
      <style:paragraph-properties fo:line-height="150%" fo:text-align="justify" style:justify-single-word="false">
        <style:tab-stops>
          <style:tab-stop style:position="8.348cm"/>
        </style:tab-stops>
      </style:paragraph-properties>
      <style:text-properties fo:font-size="14pt" fo:font-weight="bold" officeooo:rsid="00a04187" officeooo:paragraph-rsid="00a0418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 fo:text-align="justify" style:justify-single-word="false"/>
      <style:text-properties fo:font-size="14pt" fo:font-weight="normal" officeooo:rsid="0030b7d7" officeooo:paragraph-rsid="0030b7d7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line-height="150%" fo:text-align="center" style:justify-single-word="false"/>
      <style:text-properties fo:font-size="16pt" fo:font-weight="bold" officeooo:rsid="005b6af7" officeooo:paragraph-rsid="00d4148b" style:font-size-asian="16pt" style:font-weight-asian="bold" style:font-size-complex="16pt" style:font-weight-complex="bold"/>
    </style:style>
    <style:style style:name="P87" style:family="paragraph" style:parent-style-name="Standard" style:list-style-name="L23">
      <style:paragraph-properties fo:line-height="150%" fo:text-align="justify" style:justify-single-word="false"/>
      <style:text-properties officeooo:paragraph-rsid="00d4148b"/>
    </style:style>
    <style:style style:name="P88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969cd1" officeooo:paragraph-rsid="00d4148b" style:font-size-asian="12.25pt" style:font-weight-asian="normal" style:font-size-complex="14pt" style:font-weight-complex="normal"/>
    </style:style>
    <style:style style:name="P89" style:family="paragraph" style:parent-style-name="Standard" style:list-style-name="L24">
      <style:paragraph-properties fo:line-height="150%" fo:text-align="justify" style:justify-single-word="false"/>
      <style:text-properties fo:font-size="14pt" officeooo:paragraph-rsid="00d4148b" style:font-size-asian="14pt" style:font-size-complex="14pt"/>
    </style:style>
    <style:style style:name="P90" style:family="paragraph" style:parent-style-name="Standard" style:list-style-name="L24">
      <style:paragraph-properties fo:line-height="150%" fo:text-align="justify" style:justify-single-word="false"/>
      <style:text-properties fo:font-size="14pt" fo:font-weight="normal" officeooo:rsid="00969cd1" officeooo:paragraph-rsid="00d4148b" style:font-size-asian="14pt" style:font-weight-asian="normal" style:font-size-complex="14pt" style:font-weight-complex="normal"/>
    </style:style>
    <style:style style:name="P91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969cd1" officeooo:paragraph-rsid="00d4148b" style:font-size-asian="12.25pt" style:font-weight-asian="bold" style:font-size-complex="14pt" style:font-weight-complex="bold"/>
    </style:style>
    <style:style style:name="P92" style:family="paragraph" style:parent-style-name="Standard" style:list-style-name="L25">
      <style:paragraph-properties fo:line-height="150%" fo:text-align="justify" style:justify-single-word="false"/>
      <style:text-properties fo:font-size="14pt" fo:font-weight="normal" officeooo:rsid="00969cd1" officeooo:paragraph-rsid="00d4148b" style:font-size-asian="12.25pt" style:font-weight-asian="normal" style:font-size-complex="14pt" style:font-weight-complex="normal"/>
    </style:style>
    <style:style style:name="P93" style:family="paragraph" style:parent-style-name="Standard" style:list-style-name="L26">
      <style:paragraph-properties fo:line-height="150%" fo:text-align="justify" style:justify-single-word="false"/>
      <style:text-properties fo:font-size="14pt" fo:font-weight="normal" officeooo:rsid="00969cd1" officeooo:paragraph-rsid="00d4148b" style:font-size-asian="14pt" style:font-weight-asian="normal" style:font-size-complex="14pt" style:font-weight-complex="normal"/>
    </style:style>
    <style:style style:name="P94" style:family="paragraph" style:parent-style-name="Standard" style:list-style-name="L26">
      <style:paragraph-properties fo:line-height="150%" fo:text-align="justify" style:justify-single-word="false"/>
      <style:text-properties fo:font-size="14pt" officeooo:paragraph-rsid="00d4148b" style:font-size-asian="14pt" style:font-size-complex="14pt"/>
    </style:style>
    <style:style style:name="P95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969cd1" officeooo:paragraph-rsid="00d43efd" style:font-size-asian="12.25pt" style:font-weight-asian="normal" style:font-size-complex="14pt" style:font-weight-complex="normal"/>
    </style:style>
    <style:style style:name="P96" style:family="paragraph" style:parent-style-name="Standard" style:list-style-name="L27">
      <style:paragraph-properties fo:line-height="150%" fo:text-align="justify" style:justify-single-word="false"/>
      <style:text-properties fo:font-size="14pt" fo:font-weight="bold" officeooo:rsid="00969cd1" officeooo:paragraph-rsid="00d43efd" style:font-size-asian="12.25pt" style:font-weight-asian="bold" style:font-size-complex="14pt" style:font-weight-complex="bold"/>
    </style:style>
    <style:style style:name="P97" style:family="paragraph" style:parent-style-name="Standard" style:list-style-name="L28">
      <style:paragraph-properties fo:line-height="150%" fo:text-align="justify" style:justify-single-word="false"/>
      <style:text-properties fo:font-size="14pt" fo:font-weight="normal" officeooo:rsid="00969cd1" officeooo:paragraph-rsid="00d43efd" style:font-size-asian="12.25pt" style:font-weight-asian="normal" style:font-size-complex="14pt" style:font-weight-complex="normal"/>
    </style:style>
    <style:style style:name="P98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969cd1" officeooo:paragraph-rsid="00d57baf" style:font-size-asian="12.25pt" style:font-weight-asian="bold" style:font-size-complex="14pt" style:font-weight-complex="bold"/>
    </style:style>
    <style:style style:name="P99" style:family="paragraph" style:parent-style-name="Standard" style:list-style-name="L29">
      <style:paragraph-properties fo:line-height="150%" fo:text-align="justify" style:justify-single-word="false"/>
      <style:text-properties fo:font-size="14pt" fo:font-weight="bold" officeooo:rsid="00969cd1" officeooo:paragraph-rsid="00d57baf" style:font-size-asian="12.25pt" style:font-weight-asian="bold" style:font-size-complex="14pt" style:font-weight-complex="bold"/>
    </style:style>
    <style:style style:name="P100" style:family="paragraph" style:parent-style-name="Standard" style:list-style-name="L30">
      <style:paragraph-properties fo:line-height="150%" fo:text-align="justify" style:justify-single-word="false"/>
      <style:text-properties fo:font-size="14pt" fo:font-weight="normal" officeooo:rsid="00969cd1" officeooo:paragraph-rsid="00d57baf" style:font-size-asian="12.25pt" style:font-weight-asian="normal" style:font-size-complex="14pt" style:font-weight-complex="normal"/>
    </style:style>
    <style:style style:name="P101" style:family="paragraph" style:parent-style-name="Standard" style:list-style-name="L30">
      <style:paragraph-properties fo:line-height="150%" fo:text-align="justify" style:justify-single-word="false"/>
      <style:text-properties fo:font-size="14pt" fo:font-weight="bold" officeooo:rsid="00d57baf" officeooo:paragraph-rsid="00d57baf" style:font-size-asian="12.25pt" style:font-weight-asian="bold" style:font-size-complex="14pt" style:font-weight-complex="bold"/>
    </style:style>
    <style:style style:name="P102" style:family="paragraph" style:parent-style-name="Standard" style:list-style-name="L31">
      <style:paragraph-properties fo:line-height="150%" fo:text-align="justify" style:justify-single-word="false"/>
      <style:text-properties fo:font-size="14pt" fo:font-weight="bold" officeooo:rsid="00969cd1" officeooo:paragraph-rsid="00d57baf" style:font-size-asian="12.25pt" style:font-weight-asian="bold" style:font-size-complex="14pt" style:font-weight-complex="bold"/>
    </style:style>
    <style:style style:name="P103" style:family="paragraph" style:parent-style-name="Standard" style:list-style-name="L32">
      <style:paragraph-properties fo:line-height="150%" fo:text-align="justify" style:justify-single-word="false"/>
      <style:text-properties fo:font-size="14pt" fo:font-weight="normal" officeooo:rsid="00969cd1" officeooo:paragraph-rsid="00d57baf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line-height="150%" fo:text-align="justify" style:justify-single-word="false"/>
      <style:text-properties fo:font-size="14pt" fo:font-weight="normal" officeooo:rsid="00969cd1" officeooo:paragraph-rsid="00d57baf" style:font-size-asian="12.25pt" style:font-weight-asian="normal" style:font-size-complex="14pt" style:font-weight-complex="normal"/>
    </style:style>
    <style:style style:name="P105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06" style:family="paragraph" style:parent-style-name="Standard" style:list-style-name="L33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07" style:family="paragraph" style:parent-style-name="Standard" style:list-style-name="L34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08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09" style:family="paragraph" style:parent-style-name="Standard" style:list-style-name="L35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10" style:family="paragraph" style:parent-style-name="Standard" style:list-style-name="L36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11" style:family="paragraph" style:parent-style-name="Standard" style:list-style-name="L36">
      <style:paragraph-properties fo:line-height="150%" fo:text-align="justify" style:justify-single-word="false"/>
      <style:text-properties officeooo:paragraph-rsid="00d5eb0f"/>
    </style:style>
    <style:style style:name="P112" style:family="paragraph" style:parent-style-name="Standard" style:list-style-name="L37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13" style:family="paragraph" style:parent-style-name="Standard" style:list-style-name="L38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14" style:family="paragraph" style:parent-style-name="Standard" style:list-style-name="L39">
      <style:paragraph-properties fo:line-height="150%" fo:text-align="justify" style:justify-single-word="false"/>
      <style:text-properties fo:font-size="14pt" fo:font-weight="bold" officeooo:rsid="00969cd1" officeooo:paragraph-rsid="005b6af7" style:font-size-asian="12.25pt" style:font-weight-asian="bold" style:font-size-complex="14pt" style:font-weight-complex="bold"/>
    </style:style>
    <style:style style:name="P115" style:family="paragraph" style:parent-style-name="Standard" style:list-style-name="L40">
      <style:paragraph-properties fo:line-height="150%" fo:text-align="justify" style:justify-single-word="false"/>
      <style:text-properties fo:font-size="14pt" fo:font-weight="normal" officeooo:rsid="00969cd1" officeooo:paragraph-rsid="005b6af7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line-height="150%" fo:text-align="justify" style:justify-single-word="false"/>
      <style:text-properties fo:font-size="14pt" fo:font-weight="normal" officeooo:rsid="005f19e5" officeooo:paragraph-rsid="005f19e5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line-height="150%" fo:text-align="justify" style:justify-single-word="false"/>
      <style:text-properties fo:font-size="14pt" fo:font-weight="bold" officeooo:rsid="005b6af7" officeooo:paragraph-rsid="005b6af7" style:font-size-asian="12.25pt" style:font-weight-asian="bold" style:font-size-complex="14pt" style:font-weight-complex="bold"/>
    </style:style>
    <style:style style:name="P118" style:family="paragraph" style:parent-style-name="Standard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2efc86" officeooo:paragraph-rsid="002efc86" style:font-size-asian="12.25pt" style:font-size-complex="14pt"/>
    </style:style>
    <style:style style:name="P119" style:family="paragraph" style:parent-style-name="Standard">
      <style:paragraph-properties fo:line-height="150%" fo:text-align="justify" style:justify-single-word="false"/>
      <style:text-properties officeooo:paragraph-rsid="0029da17"/>
    </style:style>
    <style:style style:name="P120" style:family="paragraph" style:parent-style-name="Standard">
      <style:paragraph-properties fo:line-height="150%" fo:text-align="justify" style:justify-single-word="false"/>
      <style:text-properties fo:font-size="14pt" fo:font-weight="bold" officeooo:rsid="0024a12d" officeooo:paragraph-rsid="0024a12d" style:font-size-asian="12.25pt" style:font-weight-asian="bold" style:font-size-complex="14pt" style:font-weight-complex="bold"/>
    </style:style>
    <style:style style:name="T1" style:family="text">
      <style:text-properties style:font-name="Times New Roman" fo:font-size="14pt" fo:font-weight="bold" officeooo:rsid="0015e333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normal" officeooo:rsid="0015e333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964f7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166291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43bc69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44d356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bold" officeooo:rsid="00166291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64f7" style:font-weight-asian="normal" style:font-weight-complex="normal"/>
    </style:style>
    <style:style style:name="T10" style:family="text">
      <style:text-properties fo:font-weight="normal" officeooo:rsid="001ae0aa" style:font-weight-asian="normal" style:font-weight-complex="normal"/>
    </style:style>
    <style:style style:name="T11" style:family="text">
      <style:text-properties fo:font-weight="normal" officeooo:rsid="002439af" style:font-weight-asian="normal" style:font-weight-complex="normal"/>
    </style:style>
    <style:style style:name="T12" style:family="text">
      <style:text-properties fo:font-weight="normal" officeooo:rsid="0024a12d" style:font-weight-asian="normal" style:font-weight-complex="normal"/>
    </style:style>
    <style:style style:name="T13" style:family="text">
      <style:text-properties fo:font-weight="normal" officeooo:rsid="001e060b" style:font-weight-asian="normal" style:font-weight-complex="normal"/>
    </style:style>
    <style:style style:name="T14" style:family="text">
      <style:text-properties officeooo:rsid="002439af"/>
    </style:style>
    <style:style style:name="T15" style:family="text">
      <style:text-properties fo:font-size="14pt" fo:font-weight="bold" officeooo:rsid="001e0617" style:font-size-asian="12.25pt" style:font-weight-asian="bold" style:font-size-complex="14pt" style:font-weight-complex="bold"/>
    </style:style>
    <style:style style:name="T16" style:family="text">
      <style:text-properties fo:font-size="14pt" fo:font-weight="normal" officeooo:rsid="001e0617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e23322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481de5" style:font-size-asian="12.25pt" style:font-weight-asian="normal" style:font-size-complex="14pt" style:font-weight-complex="normal"/>
    </style:style>
    <style:style style:name="T19" style:family="text">
      <style:text-properties fo:font-weight="normal" officeooo:rsid="0020cb1e" style:font-weight-asian="normal" style:font-weight-complex="normal"/>
    </style:style>
    <style:style style:name="T20" style:family="text">
      <style:text-properties fo:font-weight="normal" officeooo:rsid="0022a803" style:font-weight-asian="normal" style:font-weight-complex="normal"/>
    </style:style>
    <style:style style:name="T21" style:family="text">
      <style:text-properties fo:font-weight="normal" officeooo:rsid="00481de5" style:font-weight-asian="normal" style:font-weight-complex="normal"/>
    </style:style>
    <style:style style:name="T22" style:family="text">
      <style:text-properties fo:font-weight="normal" officeooo:rsid="00cfba58" style:font-weight-asian="normal" style:font-weight-complex="normal"/>
    </style:style>
    <style:style style:name="T23" style:family="text">
      <style:text-properties fo:font-weight="normal" officeooo:rsid="001ffe16" style:font-weight-asian="normal" style:font-weight-complex="normal"/>
    </style:style>
    <style:style style:name="T24" style:family="text">
      <style:text-properties officeooo:rsid="002882e0"/>
    </style:style>
    <style:style style:name="T25" style:family="text">
      <style:text-properties fo:font-weight="bold" officeooo:rsid="002439af" style:font-weight-asian="bold" style:font-weight-complex="bold"/>
    </style:style>
    <style:style style:name="T26" style:family="text">
      <style:text-properties fo:font-weight="bold" officeooo:rsid="003dd2c7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9a27a0"/>
    </style:style>
    <style:style style:name="T29" style:family="text">
      <style:text-properties officeooo:rsid="009926b4"/>
    </style:style>
    <style:style style:name="T30" style:family="text">
      <style:text-properties officeooo:rsid="009a8c94"/>
    </style:style>
    <style:style style:name="T31" style:family="text">
      <style:text-properties officeooo:rsid="00d0d1c1"/>
    </style:style>
    <style:style style:name="T32" style:family="text">
      <style:text-properties officeooo:rsid="0055cdaf"/>
    </style:style>
    <style:style style:name="T33" style:family="text">
      <style:text-properties officeooo:rsid="002a3648"/>
    </style:style>
    <style:style style:name="T34" style:family="text">
      <style:text-properties officeooo:rsid="003fc3d2"/>
    </style:style>
    <style:style style:name="T35" style:family="text">
      <style:text-properties officeooo:rsid="004083c8"/>
    </style:style>
    <style:style style:name="T36" style:family="text">
      <style:text-properties officeooo:rsid="0040875d"/>
    </style:style>
    <style:style style:name="T37" style:family="text">
      <style:text-properties officeooo:rsid="006a214b"/>
    </style:style>
    <style:style style:name="T38" style:family="text">
      <style:text-properties officeooo:rsid="00d5eb0f"/>
    </style:style>
    <style:style style:name="T39" style:family="text">
      <style:text-properties officeooo:rsid="00d09c0e"/>
    </style:style>
    <style:style style:name="T40" style:family="text">
      <style:text-properties officeooo:rsid="0044d356"/>
    </style:style>
    <style:style style:name="T41" style:family="text">
      <style:text-properties officeooo:rsid="00485918"/>
    </style:style>
    <style:style style:name="T42" style:family="text">
      <style:text-properties fo:font-size="14pt" fo:font-weight="normal" officeooo:rsid="0029da17" style:font-size-asian="12.25pt" style:font-weight-asian="normal" style:font-size-complex="14pt" style:font-weight-complex="normal"/>
    </style:style>
    <style:style style:name="T43" style:family="text">
      <style:text-properties fo:font-size="14pt" fo:font-weight="normal" officeooo:rsid="002a3648" style:font-size-asian="12.25pt" style:font-weight-asian="normal" style:font-size-complex="14pt" style:font-weight-complex="normal"/>
    </style:style>
    <style:style style:name="T44" style:family="text">
      <style:text-properties fo:font-size="14pt" fo:font-weight="normal" officeooo:rsid="0052e2d7" style:font-size-asian="12.25pt" style:font-weight-asian="normal" style:font-size-complex="14pt" style:font-weight-complex="normal"/>
    </style:style>
    <style:style style:name="T45" style:family="text">
      <style:text-properties officeooo:rsid="0029da17"/>
    </style:style>
    <style:style style:name="T46" style:family="text">
      <style:text-properties officeooo:rsid="00423d77"/>
    </style:style>
    <style:style style:name="T47" style:family="text">
      <style:text-properties officeooo:rsid="002d0afd"/>
    </style:style>
    <style:style style:name="T48" style:family="text">
      <style:text-properties officeooo:rsid="002b18a0"/>
    </style:style>
    <style:style style:name="T49" style:family="text">
      <style:text-properties officeooo:rsid="002d9390"/>
    </style:style>
    <style:style style:name="T50" style:family="text">
      <style:text-properties officeooo:rsid="002af42c"/>
    </style:style>
    <style:style style:name="T51" style:family="text">
      <style:text-properties fo:font-size="14pt" fo:font-weight="normal" officeooo:rsid="00d75be9" style:font-size-asian="12.25pt" style:font-weight-asian="normal" style:font-size-complex="14pt" style:font-weight-complex="normal"/>
    </style:style>
    <style:style style:name="T52" style:family="text">
      <style:text-properties fo:font-size="14pt" style:text-underline-style="none" fo:font-weight="normal" officeooo:rsid="00d75be9" style:font-size-asian="12.25pt" style:font-weight-asian="normal" style:font-size-complex="14pt" style:font-weight-complex="normal"/>
    </style:style>
    <style:style style:name="T53" style:family="text">
      <style:text-properties fo:font-size="14pt" officeooo:rsid="00d75be9" style:font-size-asian="12.25pt" style:font-size-complex="14pt"/>
    </style:style>
    <style:style style:name="T54" style:family="text">
      <style:text-properties officeooo:rsid="00d75be9"/>
    </style:style>
    <style:style style:name="T55" style:family="text">
      <style:text-properties officeooo:rsid="002efc86"/>
    </style:style>
    <style:style style:name="T56" style:family="text">
      <style:text-properties officeooo:rsid="0043627a"/>
    </style:style>
    <style:style style:name="T57" style:family="text">
      <style:text-properties fo:font-size="14pt" fo:font-weight="normal" officeooo:rsid="002d9390" style:font-size-asian="12.25pt" style:font-weight-asian="normal" style:font-size-complex="14pt" style:font-weight-complex="normal"/>
    </style:style>
    <style:style style:name="T58" style:family="text">
      <style:text-properties fo:font-variant="normal" fo:text-transform="none" fo:color="#eef0ff" loext:opacity="100%" fo:letter-spacing="normal"/>
    </style:style>
    <style:style style:name="T59" style:family="text">
      <style:text-properties fo:font-variant="normal" fo:text-transform="none" fo:color="#eef0ff" loext:opacity="100%" fo:font-size="14pt" fo:letter-spacing="normal" officeooo:rsid="002d9390" style:font-size-asian="12.25pt" style:font-size-complex="14pt"/>
    </style:style>
    <style:style style:name="T60" style:family="text">
      <style:text-properties fo:font-variant="normal" fo:text-transform="none" fo:color="#eef0ff" loext:opacity="100%" fo:font-size="14pt" fo:letter-spacing="normal" fo:font-weight="normal" officeooo:rsid="0055cdaf" style:font-size-asian="12.25pt" style:font-weight-asian="normal" style:font-size-complex="14pt" style:font-weight-complex="normal"/>
    </style:style>
    <style:style style:name="T61" style:family="text">
      <style:text-properties officeooo:rsid="006b7f7d"/>
    </style:style>
    <style:style style:name="T62" style:family="text">
      <style:text-properties officeooo:rsid="006ce47f"/>
    </style:style>
    <style:style style:name="T63" style:family="text">
      <style:text-properties fo:font-weight="bold" officeooo:rsid="00a5f6dd" style:font-weight-asian="bold" style:font-weight-complex="bold"/>
    </style:style>
    <style:style style:name="T64" style:family="text">
      <style:text-properties officeooo:rsid="0060cc87"/>
    </style:style>
    <style:style style:name="T65" style:family="text">
      <style:text-properties officeooo:rsid="00778455"/>
    </style:style>
    <style:style style:name="T66" style:family="text">
      <style:text-properties officeooo:rsid="0058acd5"/>
    </style:style>
    <style:style style:name="T67" style:family="text">
      <style:text-properties officeooo:rsid="005a93f0"/>
    </style:style>
    <style:style style:name="T68" style:family="text">
      <style:text-properties officeooo:rsid="007f0726"/>
    </style:style>
    <style:style style:name="T69" style:family="text">
      <style:text-properties officeooo:rsid="00858c38"/>
    </style:style>
    <style:style style:name="T70" style:family="text">
      <style:text-properties fo:font-size="14pt" fo:font-weight="bold" officeooo:rsid="00dd998c" style:font-size-asian="12.25pt" style:font-weight-asian="bold" style:font-size-complex="14pt" style:font-weight-complex="bold"/>
    </style:style>
    <style:style style:name="T71" style:family="text">
      <style:text-properties fo:font-size="14pt" fo:font-weight="bold" officeooo:rsid="005b6725" style:font-size-asian="12.25pt" style:font-weight-asian="bold" style:font-size-complex="14pt" style:font-weight-complex="bold"/>
    </style:style>
    <style:style style:name="T72" style:family="text">
      <style:text-properties fo:font-size="14pt" fo:font-weight="bold" officeooo:rsid="00a64167" style:font-size-asian="12.25pt" style:font-weight-asian="bold" style:font-size-complex="14pt" style:font-weight-complex="bold"/>
    </style:style>
    <style:style style:name="T73" style:family="text">
      <style:text-properties fo:font-size="14pt" fo:font-weight="bold" officeooo:rsid="00bfab24" style:font-size-asian="12.25pt" style:font-weight-asian="bold" style:font-size-complex="14pt" style:font-weight-complex="bold"/>
    </style:style>
    <style:style style:name="T74" style:family="text">
      <style:text-properties fo:font-size="14pt" fo:font-weight="bold" style:font-size-asian="14pt" style:font-weight-asian="bold" style:font-size-complex="14pt" style:font-weight-complex="bold"/>
    </style:style>
    <style:style style:name="T75" style:family="text">
      <style:text-properties fo:font-size="14pt" fo:font-weight="normal" officeooo:rsid="005b6725" style:font-size-asian="12.25pt" style:font-weight-asian="normal" style:font-size-complex="14pt" style:font-weight-complex="normal"/>
    </style:style>
    <style:style style:name="T76" style:family="text">
      <style:text-properties fo:font-size="14pt" fo:font-weight="normal" officeooo:rsid="0060cc87" style:font-size-asian="12.25pt" style:font-weight-asian="normal" style:font-size-complex="14pt" style:font-weight-complex="normal"/>
    </style:style>
    <style:style style:name="T77" style:family="text">
      <style:text-properties fo:font-size="14pt" fo:font-weight="normal" officeooo:rsid="00778455" style:font-size-asian="12.25pt" style:font-weight-asian="normal" style:font-size-complex="14pt" style:font-weight-complex="normal"/>
    </style:style>
    <style:style style:name="T78" style:family="text">
      <style:text-properties fo:font-size="14pt" fo:font-weight="normal" officeooo:rsid="005b6af7" style:font-size-asian="12.25pt" style:font-weight-asian="normal" style:font-size-complex="14pt" style:font-weight-complex="normal"/>
    </style:style>
    <style:style style:name="T79" style:family="text">
      <style:text-properties fo:font-size="14pt" fo:font-weight="normal" officeooo:rsid="008011ea" style:font-size-asian="12.25pt" style:font-weight-asian="normal" style:font-size-complex="14pt" style:font-weight-complex="normal"/>
    </style:style>
    <style:style style:name="T80" style:family="text">
      <style:text-properties fo:font-size="14pt" fo:font-weight="normal" officeooo:rsid="00858c38" style:font-size-asian="12.25pt" style:font-weight-asian="normal" style:font-size-complex="14pt" style:font-weight-complex="normal"/>
    </style:style>
    <style:style style:name="T81" style:family="text">
      <style:text-properties fo:font-size="14pt" fo:font-weight="normal" officeooo:rsid="00830985" style:font-size-asian="12.25pt" style:font-weight-asian="normal" style:font-size-complex="14pt" style:font-weight-complex="normal"/>
    </style:style>
    <style:style style:name="T82" style:family="text">
      <style:text-properties fo:font-size="14pt" fo:font-weight="normal" officeooo:rsid="00dd998c" style:font-size-asian="12.25pt" style:font-weight-asian="normal" style:font-size-complex="14pt" style:font-weight-complex="normal"/>
    </style:style>
    <style:style style:name="T83" style:family="text">
      <style:text-properties fo:font-weight="bold" officeooo:rsid="00555920" style:font-weight-asian="bold" style:font-weight-complex="bold"/>
    </style:style>
    <style:style style:name="T84" style:family="text">
      <style:text-properties fo:font-weight="bold" officeooo:rsid="006ce47f" style:font-weight-asian="bold" style:font-weight-complex="bold"/>
    </style:style>
    <style:style style:name="T85" style:family="text">
      <style:text-properties officeooo:rsid="0053dd32"/>
    </style:style>
    <style:style style:name="T86" style:family="text">
      <style:text-properties officeooo:rsid="0074a9dd"/>
    </style:style>
    <style:style style:name="T87" style:family="text">
      <style:text-properties officeooo:rsid="00830985"/>
    </style:style>
    <style:style style:name="T88" style:family="text">
      <style:text-properties officeooo:rsid="00dd998c"/>
    </style:style>
    <style:style style:name="T89" style:family="text">
      <style:text-properties officeooo:rsid="00c00c9b"/>
    </style:style>
    <style:style style:name="T90" style:family="text">
      <style:text-properties officeooo:rsid="00c91f4d"/>
    </style:style>
    <style:style style:name="T91" style:family="text">
      <style:text-properties fo:font-size="14pt" fo:font-weight="bold" officeooo:rsid="00c7747c" style:font-size-asian="12.25pt" style:font-weight-asian="bold" style:font-size-complex="14pt" style:font-weight-complex="bold"/>
    </style:style>
    <style:style style:name="T92" style:family="text">
      <style:text-properties fo:font-size="14pt" fo:font-weight="bold" officeooo:rsid="00632cff" style:font-size-asian="12.25pt" style:font-weight-asian="bold" style:font-size-complex="14pt" style:font-weight-complex="bold"/>
    </style:style>
    <style:style style:name="T93" style:family="text">
      <style:text-properties fo:font-size="14pt" fo:font-weight="bold" officeooo:rsid="006ce47f" style:font-size-asian="12.25pt" style:font-weight-asian="bold" style:font-size-complex="14pt" style:font-weight-complex="bold"/>
    </style:style>
    <style:style style:name="T94" style:family="text">
      <style:text-properties fo:font-size="14pt" fo:font-weight="bold" officeooo:rsid="00c7747c" style:font-size-asian="14pt" style:font-weight-asian="bold" style:font-size-complex="14pt" style:font-weight-complex="bold"/>
    </style:style>
    <style:style style:name="T95" style:family="text">
      <style:text-properties fo:font-size="14pt" fo:font-weight="normal" officeooo:rsid="00cd57d2" style:font-size-asian="12.25pt" style:font-weight-asian="normal" style:font-size-complex="14pt" style:font-weight-complex="normal"/>
    </style:style>
    <style:style style:name="T96" style:family="text">
      <style:text-properties fo:font-size="14pt" fo:font-weight="normal" officeooo:rsid="00de7d96" style:font-size-asian="12.25pt" style:font-weight-asian="normal" style:font-size-complex="14pt" style:font-weight-complex="normal"/>
    </style:style>
    <style:style style:name="T97" style:family="text">
      <style:text-properties officeooo:rsid="00de7d96"/>
    </style:style>
    <style:style style:name="T98" style:family="text">
      <style:text-properties style:font-name="Liberation Serif" officeooo:rsid="008609c0" style:font-size-asian="14pt"/>
    </style:style>
    <style:style style:name="T99" style:family="text">
      <style:text-properties fo:font-weight="bold" officeooo:rsid="00de7d96" style:font-weight-asian="bold" style:font-weight-complex="bold"/>
    </style:style>
    <style:style style:name="T100" style:family="text">
      <style:text-properties fo:font-size="14pt" fo:font-weight="bold" officeooo:rsid="00e0dcc5" style:font-size-asian="12.25pt" style:font-weight-asian="bold" style:font-size-complex="14pt" style:font-weight-complex="bold"/>
    </style:style>
    <style:style style:name="T101" style:family="text">
      <style:text-properties fo:font-size="14pt" fo:font-weight="bold" officeooo:rsid="00e159c3" style:font-size-asian="12.25pt" style:font-weight-asian="bold" style:font-size-complex="14pt" style:font-weight-complex="bold"/>
    </style:style>
    <style:style style:name="T102" style:family="text">
      <style:text-properties fo:font-size="14pt" fo:font-weight="normal" officeooo:rsid="00e159c3" style:font-size-asian="12.25pt" style:font-weight-asian="normal" style:font-size-complex="14pt" style:font-weight-complex="normal"/>
    </style:style>
    <style:style style:name="T103" style:family="text">
      <style:text-properties fo:font-size="14pt" fo:font-weight="normal" officeooo:rsid="0062bec3" style:font-size-asian="12.25pt" style:font-weight-asian="normal" style:font-size-complex="14pt" style:font-weight-complex="normal"/>
    </style:style>
    <style:style style:name="T104" style:family="text">
      <style:text-properties fo:font-weight="normal" officeooo:rsid="00d5eb0f" style:font-weight-asian="normal" style:font-weight-complex="normal"/>
    </style:style>
    <style:style style:name="T105" style:family="text">
      <style:text-properties fo:font-weight="normal" officeooo:rsid="009aabca" style:font-weight-asian="normal" style:font-weight-complex="normal"/>
    </style:style>
    <style:style style:name="T106" style:family="text">
      <style:text-properties fo:font-weight="normal" officeooo:rsid="009c374b" style:font-weight-asian="normal" style:font-weight-complex="normal"/>
    </style:style>
    <style:style style:name="T107" style:family="text">
      <style:text-properties fo:font-size="14pt" fo:font-weight="bold" officeooo:rsid="0030b7d7" style:font-size-asian="12.25pt" style:font-weight-asian="bold" style:font-size-complex="14pt" style:font-weight-complex="bold"/>
    </style:style>
    <style:style style:name="T108" style:family="text">
      <style:text-properties fo:font-size="14pt" fo:font-weight="bold" officeooo:rsid="0033b881" style:font-size-asian="12.25pt" style:font-weight-asian="bold" style:font-size-complex="14pt" style:font-weight-complex="bold"/>
    </style:style>
    <style:style style:name="T109" style:family="text">
      <style:text-properties fo:font-size="14pt" fo:font-weight="normal" officeooo:rsid="0030b7d7" style:font-size-asian="12.25pt" style:font-weight-asian="normal" style:font-size-complex="14pt" style:font-weight-complex="normal"/>
    </style:style>
    <style:style style:name="T110" style:family="text">
      <style:text-properties fo:font-size="14pt" fo:font-weight="normal" officeooo:rsid="00e6818f" style:font-size-asian="12.25pt" style:font-weight-asian="normal" style:font-size-complex="14pt" style:font-weight-complex="normal"/>
    </style:style>
    <style:style style:name="T111" style:family="text">
      <style:text-properties fo:font-size="14pt" style:font-size-asian="14pt" style:font-size-complex="14pt"/>
    </style:style>
    <style:style style:name="T112" style:family="text">
      <style:text-properties fo:font-size="14pt" officeooo:rsid="009c374b" style:font-size-asian="14pt" style:font-size-complex="14pt"/>
    </style:style>
    <style:style style:name="T113" style:family="text">
      <style:text-properties fo:font-size="14pt" fo:font-weight="normal" officeooo:rsid="009c374b" style:font-size-asian="14pt" style:font-weight-asian="normal" style:font-size-complex="14pt" style:font-weight-complex="normal"/>
    </style:style>
    <style:style style:name="T114" style:family="text">
      <style:text-properties fo:font-size="14pt" fo:font-weight="normal" officeooo:rsid="00e6818f" style:font-size-asian="14pt" style:font-weight-asian="normal" style:font-size-complex="14pt" style:font-weight-complex="normal"/>
    </style:style>
    <style:style style:name="T115" style:family="text">
      <style:text-properties fo:font-size="14pt" officeooo:rsid="00e6818f" style:font-size-asian="14pt" style:font-size-complex="14pt"/>
    </style:style>
    <style:style style:name="T116" style:family="text">
      <style:text-properties fo:font-size="14pt" fo:font-weight="normal" officeooo:rsid="0030b7d7" style:font-size-asian="14pt" style:font-weight-asian="normal" style:font-size-complex="14pt" style:font-weight-complex="normal"/>
    </style:style>
    <style:style style:name="T117" style:family="text">
      <style:text-properties fo:font-size="14pt" fo:font-weight="bold" officeooo:rsid="009c374b" style:font-size-asian="12.25pt" style:font-weight-asian="bold" style:font-size-complex="14pt" style:font-weight-complex="bold"/>
    </style:style>
    <style:style style:name="T118" style:family="text">
      <style:text-properties fo:font-size="14pt" officeooo:rsid="009cf614" style:font-size-asian="14pt" style:font-size-complex="14pt"/>
    </style:style>
    <style:style style:name="T119" style:family="text">
      <style:text-properties fo:font-size="14pt" officeooo:rsid="009e6d22" style:font-size-asian="14pt" style:font-size-complex="14pt"/>
    </style:style>
    <style:style style:name="T120" style:family="text">
      <style:text-properties fo:font-size="14pt" fo:font-weight="bold" officeooo:rsid="00969cd1" style:font-size-asian="12.25pt" style:font-weight-asian="bold" style:font-size-complex="14pt" style:font-weight-complex="bold"/>
    </style:style>
    <style:style style:name="T121" style:family="text">
      <style:text-properties fo:font-size="14pt" fo:font-weight="normal" officeooo:rsid="00969cd1" style:font-size-asian="12.25pt" style:font-weight-asian="normal" style:font-size-complex="14pt" style:font-weight-complex="normal"/>
    </style:style>
    <style:style style:name="T122" style:family="text">
      <style:text-properties fo:font-size="14pt" fo:font-weight="normal" officeooo:rsid="00d4148b" style:font-size-asian="12.25pt" style:font-weight-asian="normal" style:font-size-complex="14pt" style:font-weight-complex="normal"/>
    </style:style>
    <style:style style:name="T123" style:family="text">
      <style:text-properties fo:font-weight="bold" officeooo:rsid="00d4148b" style:font-weight-asian="bold" style:font-weight-complex="bold"/>
    </style:style>
    <style:style style:name="T124" style:family="text">
      <style:text-properties officeooo:rsid="00d43efd"/>
    </style:style>
    <style:style style:name="T125" style:family="text">
      <style:text-properties fo:font-weight="normal" officeooo:rsid="00d57baf" style:font-weight-asian="normal" style:font-weight-complex="normal"/>
    </style:style>
    <style:style style:name="T126" style:family="text">
      <style:text-properties fo:font-weight="normal" officeooo:rsid="00969cd1" style:font-weight-asian="normal" style:font-weight-complex="normal"/>
    </style:style>
    <style:style style:name="T127" style:family="text">
      <style:text-properties fo:font-weight="bold" officeooo:rsid="00d5eb0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list text:style-name="L1">
        <text:list-item>
          <text:p text:style-name="P2"><text:span text:style-name="T1">Цель документа: </text:span><text:span text:style-name="T2">Установить и зафиксировать четкие однозначные требования к разрабатываемому продукту, установить взаимопонимание внутри команды во время разработки продукта и избежать двусмысленности. Документ предназначен для использования в качестве основы на всех этапах жизненного цикла продукта. </text:span></text:p>
        </text:list-item>
        <text:list-item>
          <text:p text:style-name="P3"><text:span text:style-name="T1">Область применения системы: </text:span><text:span text:style-name="T2">Продукт будет доступен для использования в виде </text:span><text:span text:style-name="T3">клиент-серверного веб-приложения</text:span><text:span text:style-name="T2">, </text:span><text:span text:style-name="T4">которое </text:span><text:span text:style-name="T5">поможет</text:span><text:span text:style-name="T6">­</text:span><text:span text:style-name="T4"> пользователю осваивать команды для bash-терминала в GNU/Linux.</text:span></text:p>
        </text:list-item>
        <text:list-item>
          <text:p text:style-name="P2"><text:span text:style-name="T7">Ссылки на другие документы/стандарты: </text:span>ISO/IEC/IEEE 29148:2018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Общая характеристика системы</text:p>
      <text:list xml:id="list2936107716" text:style-name="L2">
        <text:list-item>
          <text:p text:style-name="P6">Перспектива системы. <text:span text:style-name="T8">Разрабатываемая система является </text:span><text:span text:style-name="T9">клиент-серверным веб-приложением</text:span><text:span text:style-name="T8"> с чат-ботом на основе LLM-модели, </text:span><text:span text:style-name="T10">предназначенным</text:span><text:span text:style-name="T8"> </text:span><text:span text:style-name="T9">для помощи в ос</text:span><text:span text:style-name="T11">во</text:span><text:span text:style-name="T9">ении bash-терминала в GNU/Linux</text:span><text:span text:style-name="T8">. </text:span><text:span text:style-name="T12">Клиентская часть работает в браузерах на ПК. Серверная часть развернута на сервере и обрабатывает поступающие запросы из клиентской части.</text:span><text:span text:style-name="T8"> </text:span></text:p>
        </text:list-item>
        <text:list-item>
          <text:p text:style-name="P7">Функции системы. <text:span text:style-name="T13">Продукт обладает следующими функциями:</text:span></text:p>
        </text:list-item>
      </text:list>
      <text:list text:style-name="L3">
        <text:list-item>
          <text:list>
            <text:list-item>
              <text:p text:style-name="P8">Генерирование команды/набора команд для bash-терминала в GNU/Linux по запросу пользователя.</text:p>
            </text:list-item>
            <text:list-item>
              <text:p text:style-name="P8">Разбор команды/набор команд для bash-терминала в GNU/Linux по запросу пользователя.</text:p>
            </text:list-item>
            <text:list-item>
              <text:p text:style-name="P8">Реги<text:span text:style-name="T14">ст</text:span>рация/авторизация пользователя.</text:p>
            </text:list-item>
          </text:list>
        </text:list-item>
      </text:list>
      <text:list xml:id="list14452787218972" text:continue-list="list2936107716" text:style-name="L2">
        <text:list-item>
          <text:p text:style-name="P9">Пользователи и заинтересованные стороны.</text:p>
        </text:list-item>
      </text:list>
      <text:list text:style-name="L4">
        <text:list-item>
          <text:list>
            <text:list-item>
              <text:p text:style-name="P10">Домашние пользователи дистрибутивов Linux.</text:p>
            </text:list-item>
            <text:list-item>
              <text:p text:style-name="P10">Начинающие пользователи дистрибутивов Linux.</text:p>
            </text:list-item>
            <text:list-item>
              <text:p text:style-name="P10">Разработчики и инженеры, работающие в дистрибутивах Linux.</text:p>
            </text:list-item>
            <text:list-item>
              <text:p text:style-name="P10">Системные администраторы.</text:p>
            </text:list-item>
          </text:list>
        </text:list-item>
      </text:list>
      <text:list xml:id="list14452379981526" text:continue-list="list14452787218972" text:style-name="L2">
        <text:list-item>
          <text:p text:style-name="P11">Технологический стек.</text:p>
        </text:list-item>
      </text:list>
      <text:list text:style-name="L5">
        <text:list-item>
          <text:list>
            <text:list-item>
              <text:p text:style-name="P12"><text:span text:style-name="T15">Frontend: </text:span><text:span text:style-name="T16">React, Tailwind CSS, </text:span><text:span text:style-name="T17">Java</text:span><text:span text:style-name="T16">Script, </text:span><text:span text:style-name="T18">REST API</text:span><text:span text:style-name="T16">.</text:span></text:p>
            </text:list-item>
            <text:list-item>
              <text:p text:style-name="P13">Backend: <text:span text:style-name="T8">Golang, </text:span><text:span text:style-name="T19">Redis</text:span><text:span text:style-name="T20">, </text:span><text:span text:style-name="T21">REST API</text:span><text:span text:style-name="T22">/WebSocket</text:span><text:span text:style-name="T23">.</text:span></text:p>
            </text:list-item>
            <text:list-item>
              <text:p text:style-name="P14">ML-сер<text:span text:style-name="T24">ви</text:span>с:<text:span text:style-name="T8"> Python, PyTorch, Transformer</text:span><text:span text:style-name="T11">s,</text:span><text:span text:style-name="T8"> </text:span><text:span text:style-name="T22">Hydra</text:span><text:span text:style-name="T8">, FastAPI, </text:span><text:span text:style-name="T22">WebSocket.</text:span></text:p>
            </text:list-item>
            <text:list-item>
              <text:p text:style-name="P15">База данных: <text:span text:style-name="T8">PostgreSQL.</text:span></text:p>
            </text:list-item>
            <text:list-item>
              <text:p text:style-name="P16"><text:span text:style-name="T25">Инфраст</text:span><text:span text:style-name="T26">ру</text:span><text:span text:style-name="T25">ктура</text:span><text:span text:style-name="T27">: </text:span><text:span text:style-name="T8">Docker, Docker Compose, Nginx.</text:span></text:p>
            </text:list-item>
          </text:list>
        </text:list-item>
      </text:list>
      <text:list xml:id="list14453069923767" text:continue-list="list14452379981526" text:style-name="L2">
        <text:list-item>
          <text:p text:style-name="P17">Предположения и зависимости. </text:p>
          <text:p text:style-name="P18">Предполгается, что:</text:p>
        </text:list-item>
      </text:list>
      <text:list text:style-name="L6">
        <text:list-item>
          <text:p text:style-name="P19">Пользователь знаком с Linux-дистрибутивами.</text:p>
        </text:list-item>
        <text:list-item>
          <text:p text:style-name="P19">Пользователь пользуется веб-приложением с декстопного браузера.</text:p>
        </text:list-item>
        <text:list-item>
          <text:p text:style-name="P19"><text:span text:style-name="T28">Веб-приложение</text:span> развернут<text:span text:style-name="T28">о</text:span> локально на ПК <text:span text:style-name="T29">для демонстрации и на сервер</text:span><text:span text:style-name="T28">е</text:span><text:span text:style-name="T29"> для продакшена</text:span>.</text:p>
        </text:list-item>
        <text:list-item>
          <text:p text:style-name="P19"><text:soft-page-break/>ML-модель предобучена, и требуется её дообучить.</text:p>
        </text:list-item>
      </text:list>
      <text:p text:style-name="P20">Ограничения:</text:p>
      <text:list text:style-name="L7">
        <text:list-item>
          <text:p text:style-name="P21">Чат-бот работает только с командами в GNU/Linux.</text:p>
        </text:list-item>
        <text:list-item>
          <text:p text:style-name="P22">Модел<text:span text:style-name="T30">ь</text:span> сжата до <text:span text:style-name="T31">8</text:span>-bit для инференса <text:span text:style-name="T30">и обучения.</text:span></text:p>
        </text:list-item>
        <text:list-item>
          <text:p text:style-name="P21">Ответ чат-бота не гарантирует 100% правильности и безопасности.</text:p>
        </text:list-item>
      </text:list>
      <text:list text:continue-list="list14453069923767" text:style-name="L2">
        <text:list-header>
          <text:p text:style-name="P23"/>
        </text:list-header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Функциональные требования</text:p>
      <text:list xml:id="list3211788908" text:style-name="L8">
        <text:list-item>
          <text:p text:style-name="P26"><text:span text:style-name="T32">Регистрация</text:span> с помощью <text:span text:style-name="T33">электронной почты</text:span>.</text:p>
        </text:list-item>
        <text:list-item>
          <text:p text:style-name="P27"><text:span text:style-name="T32">Обращение</text:span> к чат-боту и <text:span text:style-name="T32">получение</text:span> ответ от него.</text:p>
        </text:list-item>
        <text:list-item>
          <text:p text:style-name="P27"><text:span text:style-name="T32">Новая генерация</text:span> ответ<text:span text:style-name="T32">а </text:span>чат-ботом, <text:span text:style-name="T32">вместо старого</text:span>.</text:p>
        </text:list-item>
        <text:list-item>
          <text:p text:style-name="P28">При получении чат-ботом команды/набора команд:</text:p>
        </text:list-item>
      </text:list>
      <text:list text:style-name="L9">
        <text:list-item>
          <text:list>
            <text:list-item>
              <text:p text:style-name="P29"><text:span text:style-name="T32">П</text:span>одробн<text:span text:style-name="T32">ый </text:span>рассказ, что делает каждая команда и за что отвечает каждый флаг и параметр в <text:span text:style-name="T32">полученных</text:span> командах. </text:p>
            </text:list-item>
            <text:list-item>
              <text:p text:style-name="P29">Если команда/набор команд, содержат ошибки, то чат-бот указ<text:span text:style-name="T32">ывает</text:span> на них, исправ<text:span text:style-name="T32">ляет</text:span>, <text:span text:style-name="T32">пишет </text:span>рабочий вариант, а дальше выполн<text:span text:style-name="T32">яет, </text:span>перв<text:span text:style-name="T32">ый</text:span> пун<text:span text:style-name="T34">кт</text:span>.</text:p>
            </text:list-item>
            <text:list-item>
              <text:p text:style-name="P29">Если команда/набор команд являются небезопасными, не актуальными или имеются альтернативы <text:span text:style-name="T35">лучше</text:span>, то чат-бот выполн<text:span text:style-name="T32">яет</text:span> первый пункт и второй пункт (при необходимости), после чего он предупре<text:span text:style-name="T32">ждае</text:span>т пользователя о проблеме команд<text:span text:style-name="T32">ы</text:span>/набора команд и предло<text:span text:style-name="T32">гает</text:span> альтернативу, если такое возможно. Для ал<text:span text:style-name="T36">ь</text:span>тернативы также требуется выполнить первый пункт.</text:p>
            </text:list-item>
            <text:list-item>
              <text:p text:style-name="P29">Если пользователь ввел запрос на помощь с составлением команд, то чат-бот состав<text:span text:style-name="T32">ляет </text:span>команду/набор команд, решающий проблему пользователя, выполнив первый пункт. </text:p>
            </text:list-item>
            <text:list-item>
              <text:p text:style-name="P29">Если пользователь ввел запрос, не связанный с помощью с bash-терминалом в GNU/Linux, то чат-бот <text:span text:style-name="T32">отвечает</text:span> ему, что он не может помочь с его проблемой, так как специализируется только на помощи с bash-терминалом в GNU/Linux.</text:p>
            </text:list-item>
          </text:list>
        </text:list-item>
      </text:list>
      <text:list text:continue-list="list3211788908" text:style-name="L8">
        <text:list-item>
          <text:p text:style-name="P27"><text:span text:style-name="T32">Оценка</text:span> ответ<text:span text:style-name="T32">а</text:span> чат-бота <text:span text:style-name="T37">(лайк/дизлайк)</text:span>, после чего, <text:span text:style-name="T32">если ответ был оценен, он </text:span>зан<text:span text:style-name="T32">осится</text:span> в базу данных <text:span text:style-name="T38">в таблицу message_feedbacks</text:span>.</text:p>
        </text:list-item>
        <text:list-item>
          <text:p text:style-name="P30">Обращение к своим прошлым чатам.</text:p>
        </text:list-item>
        <text:list-item>
          <text:p text:style-name="P30">Возможность удаления старых чатов.</text:p>
        </text:list-item>
        <text:list-item>
          <text:p text:style-name="P31">Возможность изменить модель чат-бота (Qwen2.5-1.5B-Instruct, <text:s/>Qwen2.5-7.5B-Instruct<text:span text:style-name="T39">)</text:span></text:p>
          <text:p text:style-name="P30"><text:s/></text:p>
        </text:list-item>
      </text:list>
      <text:p text:style-name="P32"><text:soft-page-break/>Нефункциональные требования</text:p>
      <text:list xml:id="list331100682" text:style-name="L10">
        <text:list-item>
          <text:p text:style-name="P33">Производительность:</text:p>
        </text:list-item>
      </text:list>
      <text:list text:style-name="L11">
        <text:list-item>
          <text:list>
            <text:list-item>
              <text:p text:style-name="P34">Продукт должен выдерживать работу 100 пользователей одновременно.</text:p>
            </text:list-item>
            <text:list-item>
              <text:p text:style-name="P34">Время отклика сервиса должно составлять 1-2 секунды.</text:p>
            </text:list-item>
            <text:list-item>
              <text:p text:style-name="P35">Пользователь должен получить ответ чат-бота в течение 7-10 секунд.</text:p>
            </text:list-item>
          </text:list>
        </text:list-item>
      </text:list>
      <text:list xml:id="list14453432782898" text:continue-list="list331100682" text:style-name="L10">
        <text:list-item>
          <text:p text:style-name="P33">Надежность.</text:p>
        </text:list-item>
      </text:list>
      <text:list text:style-name="L12">
        <text:list-item>
          <text:list>
            <text:list-item>
              <text:p text:style-name="P36">Среднее время безотказной работы ≥ <text:span text:style-name="T40">9</text:span><text:span text:style-name="T41">9</text:span>% в месяц.</text:p>
            </text:list-item>
          </text:list>
        </text:list-item>
      </text:list>
      <text:list xml:id="list14452619804780" text:continue-list="list14453432782898" text:style-name="L10">
        <text:list-item>
          <text:p text:style-name="P33">Безопасность.</text:p>
        </text:list-item>
      </text:list>
      <text:list text:style-name="L13">
        <text:list-item>
          <text:list>
            <text:list-item>
              <text:p text:style-name="P37"><text:span text:style-name="T42">Хранение паролей пользователей в виде хэш</text:span><text:span text:style-name="T43">ов</text:span><text:span text:style-name="T42">, полученны</text:span><text:span text:style-name="T43">х</text:span><text:span text:style-name="T42"> с помощью </text:span><text:span text:style-name="T44">метода</text:span><text:span text:style-name="T42"> </text:span>SCRAM-SHA-256<text:span text:style-name="T42">.</text:span></text:p>
            </text:list-item>
          </text:list>
        </text:list-item>
      </text:list>
      <text:list xml:id="list14452066690258" text:continue-list="list14452619804780" text:style-name="L10">
        <text:list-item>
          <text:p text:style-name="P38"><text:span text:style-name="T45">Масштаби</text:span>руемость.</text:p>
        </text:list-item>
      </text:list>
      <text:list text:style-name="L14">
        <text:list-item>
          <text:list>
            <text:list-item>
              <text:p text:style-name="P39">Продукт должен иметь возможность добавления новых модулей и улучшения старых без переработки архитектуры.</text:p>
            </text:list-item>
          </text:list>
        </text:list-item>
      </text:list>
      <text:list xml:id="list14453226457921" text:continue-list="list14452066690258" text:style-name="L10">
        <text:list-item>
          <text:p text:style-name="P40">Поддерживаемость.</text:p>
        </text:list-item>
      </text:list>
      <text:list text:style-name="L15">
        <text:list-item>
          <text:list>
            <text:list-item>
              <text:p text:style-name="P41">Возможность изменять каждый модуль не влияя на работу остальных.</text:p>
            </text:list-item>
          </text:list>
        </text:list-item>
      </text:list>
      <text:list text:continue-list="list14453226457921" text:style-name="L10">
        <text:list-item>
          <text:p text:style-name="P40">Совместимость.</text:p>
        </text:list-item>
      </text:list>
      <text:list text:style-name="L16">
        <text:list-item>
          <text:list>
            <text:list-item>
              <text:p text:style-name="P42">Совместимость с браузерами Google Chrome, Firefox, Microsoft Edge, Yandex.</text:p>
            </text:list-item>
          </text:list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Интерфейсы</text:p>
      <text:list xml:id="list3258792580" text:style-name="L17">
        <text:list-item>
          <text:p text:style-name="P45">Пользовательский интерфейс.</text:p>
        </text:list-item>
      </text:list>
      <text:p text:style-name="P46">Веб-приложен<text:span text:style-name="T46">и</text:span>е должно содержать <text:span text:style-name="T47">4</text:span><text:span text:style-name="T48"> </text:span>страни<text:span text:style-name="T47">цы</text:span>: Главная страница с описанием продукта, страница с чат-ботом, <text:span text:style-name="T48">страница авторизации </text:span><text:span text:style-name="T49">и </text:span><text:span text:style-name="T48">страница регистрации.</text:span></text:p>
      <text:p text:style-name="P47">Страница авторизации:</text:p>
      <text:list text:style-name="L18">
        <text:list-item>
          <text:list>
            <text:list-item>
              <text:p text:style-name="P48">Отображение ошибки при вводе некорректной электронной почты <text:span text:style-name="T50">во время авторизации.</text:span></text:p>
            </text:list-item>
            <text:list-item>
              <text:p text:style-name="P49">Отображение ошибки при вводе некорректного пароля <text:span text:style-name="T48">во время</text:span> авторизации.</text:p>
            </text:list-item>
            <text:list-item>
              <text:p text:style-name="P50">Отображение ошибки при вводе <text:span text:style-name="T32">неизвестного юзернейма</text:span> <text:span text:style-name="T48">во время</text:span> авторизации.</text:p>
            </text:list-item>
            <text:list-item>
              <text:p text:style-name="P49">Ввод пароля должен скрываться символом «*», но должна иметься возможность отключить это.</text:p>
            </text:list-item>
            <text:list-item>
              <text:p text:style-name="P51">При нажатии кнопки «Войти» после успешной аутентификации пользователь должен попасть на страницу с чат-ботом.</text:p>
            </text:list-item>
            <text:list-item>
              <text:p text:style-name="P52"><text:span text:style-name="T51">Под кнопкой «Войти» располагается гиперссылка «</text:span><text:span text:style-name="T52">Нет аккаунта? Зарегестрируйтесь</text:span>», <text:s/><text:span text:style-name="T53">которая ведет пользователя на страницу регистрации.</text:span></text:p>
            </text:list-item>
          </text:list>
        </text:list-item>
      </text:list>
      <text:p text:style-name="P47">Страница регистрации:</text:p>
      <text:list text:continue-numbering="true" text:style-name="L18">
        <text:list-item>
          <text:list>
            <text:list-item>
              <text:p text:style-name="P49">Отображение сообщения о том, что код отправлен на почту при регистрации.</text:p>
            </text:list-item>
            <text:list-item>
              <text:p text:style-name="P49">Отображение ошибки при вводе некорректного кода при регистрации.</text:p>
            </text:list-item>
            <text:list-item>
              <text:p text:style-name="P50">Отображение ошибки при вводе <text:span text:style-name="T32">существующего</text:span> <text:span text:style-name="T32">юзернейма</text:span> при регистрации.</text:p>
            </text:list-item>
            <text:list-item>
              <text:p text:style-name="P49">Ввод пароля должен скрываться символом «*», но должна иметься возможность отключить это.</text:p>
            </text:list-item>
            <text:list-item>
              <text:p text:style-name="P51">При нажатии кнопки «<text:span text:style-name="T54">Зарегистрироваться</text:span>» пользователь должен попасть на страницу с чат-ботом.</text:p>
            </text:list-item>
            <text:list-item>
              <text:p text:style-name="P53"><text:soft-page-break/>Под кнопкой «Зарегистрироваться» располагается гиперссылка «Уже есть аккаунт? Войдите», которая ведет пользователя на страницу авторизации.</text:p>
            </text:list-item>
          </text:list>
        </text:list-item>
      </text:list>
      <text:p text:style-name="P47">Главная страница:</text:p>
      <text:list text:style-name="L19">
        <text:list-item>
          <text:list>
            <text:list-item>
              <text:p text:style-name="P54">Информация о том, какую проблему решает наше клиент-сервисное веб-приложение.</text:p>
            </text:list-item>
            <text:list-item>
              <text:p text:style-name="P55">Слева в шапке страницы располагается логотип, при нажатии на который пользователь попадает на главную страницу, либо, если он уже на ней, она обновляется.</text:p>
            </text:list-item>
            <text:list-item>
              <text:p text:style-name="P55">Справа в шапке располагаются кнопки «Регистрация», «Авторизация», «Главная страница».</text:p>
            </text:list-item>
            <text:list-item>
              <text:p text:style-name="P54">При нажатии кнопки «Регистрация» пользователь должен попасть на страницу регистрации.</text:p>
            </text:list-item>
            <text:list-item>
              <text:p text:style-name="P54">При нажатии кнопки «Авторизация» пользователь должен попасть на страницу авторизации.</text:p>
            </text:list-item>
          </text:list>
        </text:list-item>
      </text:list>
      <text:p text:style-name="P56">Страница с чат-ботом:</text:p>
      <text:list text:style-name="L20">
        <text:list-item>
          <text:list>
            <text:list-item>
              <text:p text:style-name="P57">В центре страницы располагается <text:span text:style-name="T31">многострочное</text:span> поле для ввода запроса, которое представлено прямоугольником с закругленными краями. <text:span text:style-name="T31">Поле расширяется по мере ввода запроса пользователем. </text:span></text:p>
            </text:list-item>
            <text:list-item>
              <text:p text:style-name="P57">Над полем для ввода запроса должна быть надпись «<text:span text:style-name="T31">Чем сегодня я могу Вам помочь?</text:span>». <text:span text:style-name="T31">Над этой надписью располагается текст «TuxBot AI Assistant».</text:span></text:p>
            </text:list-item>
            <text:list-item>
              <text:p text:style-name="P57">При появлении текста в поле для ввода запроса должна появиться кнопка «Отправить».</text:p>
            </text:list-item>
            <text:list-item>
              <text:p text:style-name="P57">При нажатии на кнопку «Отправить» страница должна динамически обновиться и стать похожей на диалог в мессенджере, где с правой стороны страницы располагаются сообщения пользователя, а с левой стороны страницы располагаются ответы чат-бота. <text:span text:style-name="T55">Запрос должен быть отправлен модели, сгенерированный ответ который должен быть отправлен обратно на клиентский сервер.</text:span></text:p>
            </text:list-item>
            <text:list-item>
              <text:p text:style-name="P58"><text:soft-page-break/>При наведении на сообщение бота снизу него должны появится иконки лайка/дизлайка, при нажатии на которые сообщения заносятся в message_feedbacks. Также должна появится иконка зацикленной стрелки, при нажатии на которую генерируется другой ответ на тот же самый вопрос.</text:p>
            </text:list-item>
            <text:list-item>
              <text:p text:style-name="P59">После генерации первого ответа в новом чате он заносится в базу данных.</text:p>
            </text:list-item>
            <text:list-item>
              <text:p text:style-name="P57">С левой стороны стран<text:span text:style-name="T56">и</text:span>цы располагается вертикальное поле, внизу которого расположена кнопка выхода из аккаунта, а сверху расположена кнопка создания нового чата. <text:span text:style-name="T32">Между ними расположены старые чаты.</text:span></text:p>
            </text:list-item>
            <text:list-item>
              <text:p text:style-name="P59">При наведении курсора на старый чат появляется иконка корзины, при нажатии на которую появляется <text:s/><text:span text:style-name="T49">предупреждающее сообщение: </text:span>если выбрать «Да», то чат удаляется, если выбрать «Нет», то сообщение пропадает без каких-либо дополнительных действий.</text:p>
            </text:list-item>
            <text:list-item>
              <text:p text:style-name="P60"><text:span text:style-name="T57">При нажатии кнопки выхода из аккаунта пользователь должен получить предупреждающее сообщение, в котором при нажатии кнопки «Да» пользователь попадает на главную страницу, а при нажатии кнопки «Нет» </text:span><text:span text:style-name="T58">— </text:span><text:span text:style-name="T59">предупреждающее сообщение пропадает </text:span><text:span text:style-name="T60">без каких-либо дополнительных действий</text:span><text:span text:style-name="T59">.</text:span></text:p>
            </text:list-item>
            <text:list-item>
              <text:p text:style-name="P61">При нажатии кнопки создания нового чата страницы должна динамически обновиться и появится поле для ввода запроса по середине экрана с текстом над ним, как описано в первом и втором пунктах.</text:p>
            </text:list-item>
            <text:list-item>
              <text:p text:style-name="P62">В верхнем правом углу пространства для чата расположен выпадающий список с доступными моделями, а также показывается текущая используемая модель (по умолчанию Qwen-2.5-1.5B-Instruct).</text:p>
            </text:list-item>
          </text:list>
        </text:list-item>
      </text:list>
      <text:p text:style-name="P63"/>
      <text:p text:style-name="P63"/>
      <text:p text:style-name="P63"/>
      <text:list xml:id="list14452191228149" text:continue-list="list3258792580" text:style-name="L17">
        <text:list-item>
          <text:p text:style-name="P64"><text:soft-page-break/>Программные интерфейсы (API).</text:p>
          <text:p text:style-name="P65"><text:s/>Система должна предоставлять REST API для операций с пользователями, которое предназначено для использования через <text:span text:style-name="T61">протокол</text:span> <text:span text:style-name="T61">HTTPS</text:span>. Запросы и ответы должны быть в формате JSON.</text:p>
          <text:p text:style-name="P66">HTTP-<text:span text:style-name="T62">запросы</text:span>:</text:p>
        </text:list-item>
      </text:list>
      <text:list text:style-name="L21">
        <text:list-item>
          <text:list>
            <text:list-item>
              <text:p text:style-name="P67"><text:span text:style-name="T27">POST /</text:span><text:span text:style-name="T63">users</text:span><text:span text:style-name="T27"> </text:span><text:span text:style-name="T64">Входные </text:span><text:span text:style-name="T65">данные:</text:span> <text:s/><text:span text:style-name="T66">name</text:span>, <text:span text:style-name="T66">surname</text:span>, <text:span text:style-name="T67">email, </text:span>password. <text:line-break/><text:span text:style-name="T68">Выходные данные: </text:span><text:span text:style-name="T69">temp_id</text:span><text:span text:style-name="T68">.</text:span></text:p>
            </text:list-item>
            <text:list-item>
              <text:p text:style-name="P68"><text:span text:style-name="T70">GET</text:span><text:span text:style-name="T71"> /</text:span><text:span text:style-name="T72">users/{temp_id}/</text:span><text:span text:style-name="T73">v</text:span><text:span text:style-name="T74">erifications</text:span><text:span text:style-name="T75"> </text:span><text:span text:style-name="T76">Входные </text:span><text:span text:style-name="T77">данные</text:span><text:span text:style-name="T78">: code. <text:line-break/></text:span><text:span text:style-name="T77">Выходные данные: </text:span><text:span text:style-name="T79">access</text:span><text:span text:style-name="T80">_t</text:span><text:span text:style-name="T79">oken </text:span><text:span text:style-name="T81">срок действия </text:span><text:span text:style-name="T82">15</text:span><text:span text:style-name="T81"> минут) </text:span><text:span text:style-name="T79">и refresh</text:span><text:span text:style-name="T80">_t</text:span><text:span text:style-name="T79">oken </text:span><text:span text:style-name="T81">(срок действия </text:span><text:span text:style-name="T82">1 день</text:span><text:span text:style-name="T81">). </text:span><text:span text:style-name="T82">Передаются в заголовке.</text:span></text:p>
            </text:list-item>
            <text:list-item>
              <text:p text:style-name="P69"><text:span text:style-name="T83">POST</text:span><text:span text:style-name="T27"> /</text:span><text:span text:style-name="T84">auth</text:span><text:span text:style-name="T27">/</text:span><text:span text:style-name="T84">login</text:span><text:span text:style-name="T27">.</text:span> <text:span text:style-name="T64">Входные </text:span><text:span text:style-name="T65">данные</text:span>: <text:span text:style-name="T85">email, password</text:span><text:span text:style-name="T86">. </text:span></text:p>
              <text:p text:style-name="P70"><text:span text:style-name="T65">Выходные данные: </text:span><text:span text:style-name="T87">access</text:span><text:span text:style-name="T69">_t</text:span><text:span text:style-name="T87">oken (срок действия </text:span><text:span text:style-name="T88">15</text:span><text:span text:style-name="T87"> минут), refresh</text:span><text:span text:style-name="T69">_t</text:span><text:span text:style-name="T87">oken. </text:span><text:span text:style-name="T88">П</text:span><text:span text:style-name="T89">ередаются в </text:span><text:span text:style-name="T90">заголовке</text:span><text:span text:style-name="T87">.</text:span></text:p>
            </text:list-item>
            <text:list-item>
              <text:p text:style-name="P71"><text:span text:style-name="T91">POST</text:span><text:span text:style-name="T92"> /</text:span><text:span text:style-name="T93">auth</text:span><text:span text:style-name="T92">/</text:span><text:span text:style-name="T94">logout</text:span><text:span text:style-name="T92">. </text:span><text:span text:style-name="T77">Входные данные: </text:span><text:span text:style-name="T81">access</text:span><text:span text:style-name="T80">_t</text:span><text:span text:style-name="T81">oken</text:span><text:span text:style-name="T77">, </text:span><text:span text:style-name="T95">refresh_token </text:span><text:span text:style-name="T96">(</text:span><text:span text:style-name="T95">удаляется из cookie </text:span><text:span text:style-name="T96">и из таблицы user_sessions)</text:span><text:span text:style-name="T95">. </text:span><text:span text:style-name="T96">Передаются в заголовке.</text:span></text:p>
            </text:list-item>
            <text:list-item>
              <text:p text:style-name="P72"><text:span text:style-name="T27">POST /chats.</text:span> <text:span text:style-name="T64">Входные </text:span><text:span text:style-name="T65">данные</text:span>: <text:span text:style-name="T87">access</text:span><text:span text:style-name="T69">_t</text:span><text:span text:style-name="T87">oken</text:span><text:span text:style-name="T69"> </text:span><text:span text:style-name="T97">(</text:span><text:span text:style-name="T89">в </text:span><text:span text:style-name="T90">заголовке</text:span><text:span text:style-name="T97">)</text:span><text:span text:style-name="T64">.</text:span></text:p>
              <text:p text:style-name="P73">Выходные данные: uuid, bot_message<text:span text:style-name="T98">.</text:span></text:p>
            </text:list-item>
            <text:list-item>
              <text:p text:style-name="P74"><text:span text:style-name="T27">GET /chat</text:span><text:span text:style-name="T99">s</text:span><text:span text:style-name="T27">.</text:span> <text:span text:style-name="T64">Входные </text:span><text:span text:style-name="T65">данные</text:span><text:span text:style-name="T66">: </text:span><text:span text:style-name="T87">access</text:span><text:span text:style-name="T69">_t</text:span><text:span text:style-name="T87">oken</text:span><text:span text:style-name="T69"> </text:span><text:span text:style-name="T97">(</text:span><text:span text:style-name="T89">в </text:span><text:span text:style-name="T90">заголовке</text:span><text:span text:style-name="T97">)</text:span><text:span text:style-name="T66">.<text:line-break/></text:span><text:span text:style-name="T69">Выходные данные: JSON-файл, содержащий </text:span><text:span text:style-name="T97">все uuid чатов пользователя.</text:span></text:p>
            </text:list-item>
            <text:list-item>
              <text:p text:style-name="P75"><text:span text:style-name="T27">GET /chats/</text:span><text:span text:style-name="T84">{uuid}</text:span><text:span text:style-name="T27">.</text:span> <text:span text:style-name="T64">Входные </text:span><text:span text:style-name="T65">данные</text:span><text:span text:style-name="T66">: uuid.<text:line-break/></text:span><text:span text:style-name="T69">Выходные данные: JSON-файл, содержащий сообщения пользователя и сообщения чат-бота </text:span><text:span text:style-name="T97">в чате</text:span><text:span text:style-name="T69">.</text:span></text:p>
            </text:list-item>
            <text:list-item>
              <text:p text:style-name="P76"><text:span text:style-name="T27">DELETE /chats/</text:span><text:span text:style-name="T84">{uuid}</text:span><text:span text:style-name="T27">.</text:span> <text:span text:style-name="T64">Входные </text:span><text:span text:style-name="T65">данные</text:span>: uuid.</text:p>
            </text:list-item>
            <text:list-item>
              <text:p text:style-name="P77"><text:span text:style-name="T100">wss://chats/{uuid}/</text:span><text:span text:style-name="T101">generate. </text:span><text:span text:style-name="T102">Входные данные: uuid, message. Выходные данные: uuid, response.</text:span><text:span text:style-name="T103"><text:tab/></text:span></text:p>
            </text:list-item>
          </text:list>
        </text:list-item>
      </text:list>
      <text:list text:continue-list="list14452191228149" text:style-name="L17">
        <text:list-item>
          <text:p text:style-name="P78">Аппаратные <text:span text:style-name="T54">требования</text:span>.</text:p>
          <text:p text:style-name="P79">Сервер для LLM-модели:</text:p>
        </text:list-item>
      </text:list>
      <text:list text:style-name="L22">
        <text:list-item>
          <text:list>
            <text:list-item>
              <text:list>
                <text:list-item>
                  <text:p text:style-name="P80">RAM: <text:span text:style-name="T8">Минимально </text:span><text:span text:style-name="T104">16</text:span><text:span text:style-name="T8">Gb, рекомендуемо </text:span><text:span text:style-name="T104">32</text:span><text:span text:style-name="T8">Gb.</text:span></text:p>
                </text:list-item>
                <text:list-item>
                  <text:p text:style-name="P81"><text:soft-page-break/>Storage: <text:span text:style-name="T8">Минимально </text:span><text:span text:style-name="T105">5</text:span><text:span text:style-name="T8">0Gb, рекомендуемо </text:span><text:span text:style-name="T105">15</text:span><text:span text:style-name="T8">0Gb.</text:span></text:p>
                </text:list-item>
                <text:list-item>
                  <text:p text:style-name="P81">OS: <text:span text:style-name="T8">Linux (Ubuntu/Arch/</text:span><text:span text:style-name="T106">CentOS</text:span><text:span text:style-name="T8">).</text:span></text:p>
                </text:list-item>
                <text:list-item>
                  <text:p text:style-name="P82"><text:span text:style-name="T107">Вид</text:span><text:span text:style-name="T108">е</text:span><text:span text:style-name="T107">окарта:</text:span><text:span text:style-name="T109"> </text:span><text:span text:style-name="T110">Tesla A10,</text:span><text:span text:style-name="T111"> </text:span><text:span text:style-name="T112">минимально, </text:span><text:span text:style-name="T110">RTX</text:span><text:span text:style-name="T113"> </text:span><text:span text:style-name="T114">A5000</text:span><text:span text:style-name="T112"> </text:span><text:span text:style-name="T115">24</text:span><text:span text:style-name="T112">GB рекомендуемо</text:span><text:span text:style-name="T116">.</text:span></text:p>
                </text:list-item>
                <text:list-item>
                  <text:p text:style-name="P83"><text:span text:style-name="T117">CPU: </text:span><text:span text:style-name="T111">16–24 ядра </text:span><text:span text:style-name="T118">c частотой более 2.5 ГГц </text:span><text:span text:style-name="T119">минимально, 32+ ядер с частотой более 3 ГГц</text:span><text:span text:style-name="T118">.</text:span></text:p>
                </text:list-item>
                <text:list-item>
                  <text:p text:style-name="P84">Cкорость сети: <text:span text:style-name="T8">не менее 1 Gbps.</text:span></text:p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Хранение данных в базе данных</text:p>
      <text:list xml:id="list1415974011" text:style-name="L23">
        <text:list-item>
          <text:p text:style-name="P87"><text:span text:style-name="T120">Таблица users.</text:span><text:span text:style-name="T121"> Таблица содержит информацию о зарегистрированных пользователях. </text:span><text:span text:style-name="T122">Связь «один-ко-многим» с таблицей chats.</text:span></text:p>
          <text:p text:style-name="P88">Колонки:</text:p>
        </text:list-item>
      </text:list>
      <text:list text:style-name="L24">
        <text:list-item>
          <text:list>
            <text:list-item>
              <text:list>
                <text:list-item>
                  <text:p text:style-name="P89"><text:span text:style-name="T27">id</text:span> — уникальный идентификатор пользователя, первичный ключ.</text:p>
                </text:list-item>
                <text:list-item>
                  <text:p text:style-name="P89"><text:span text:style-name="T27">username</text:span> — уникальное имя пользователя для входа в систему.</text:p>
                </text:list-item>
                <text:list-item>
                  <text:p text:style-name="P89"><text:span text:style-name="T27">email</text:span> — электронная почта пользователя.</text:p>
                </text:list-item>
                <text:list-item>
                  <text:p text:style-name="P89"><text:span text:style-name="T27">password_hash </text:span>— хэш пароля, созданный с использованием SCRAM-SHA-256.</text:p>
                </text:list-item>
                <text:list-item>
                  <text:p text:style-name="P89"><text:span text:style-name="T27">name</text:span> — имя пользователя.</text:p>
                </text:list-item>
                <text:list-item>
                  <text:p text:style-name="P90"><text:span text:style-name="T27">surname</text:span> — фамилия пользователя.</text:p>
                </text:list-item>
                <text:list-item>
                  <text:p text:style-name="P90"><text:span text:style-name="T27">role </text:span>— роль пользователя в системе (например: user, admin, moderator).</text:p>
                </text:list-item>
                <text:list-item>
                  <text:p text:style-name="P89"><text:span text:style-name="T27">created_at</text:span> — дата и время регистрации.</text:p>
                </text:list-item>
              </text:list>
            </text:list-item>
          </text:list>
        </text:list-item>
      </text:list>
      <text:list xml:id="list14453681185604" text:continue-list="list1415974011" text:style-name="L23">
        <text:list-item>
          <text:p text:style-name="P87"><text:span text:style-name="T120">Таблица bot_models.</text:span><text:span text:style-name="T121"> Таблица содержит справочник доступных LLM-моделей. </text:span><text:span text:style-name="T122">Связь «один-ко-многим» с таблицей chats.</text:span></text:p>
          <text:p text:style-name="P91">Колонки:</text:p>
        </text:list-item>
      </text:list>
      <text:list text:style-name="L25">
        <text:list-item>
          <text:list>
            <text:list-item>
              <text:list>
                <text:list-item>
                  <text:p text:style-name="P92"><text:span text:style-name="T27">id</text:span> — уникальный идентификатор модели, первичный ключ.</text:p>
                </text:list-item>
                <text:list-item>
                  <text:p text:style-name="P92"><text:span text:style-name="T27">name</text:span> — название LLM-модели.</text:p>
                </text:list-item>
                <text:list-item>
                  <text:p text:style-name="P92"><text:span text:style-name="T27">version</text:span> — версия модели.</text:p>
                </text:list-item>
                <text:list-item>
                  <text:p text:style-name="P92"><text:span text:style-name="T27">is_active</text:span> — флаг активности модели.</text:p>
                </text:list-item>
              </text:list>
            </text:list-item>
          </text:list>
        </text:list-item>
      </text:list>
      <text:list xml:id="list14452722382149" text:continue-list="list14453681185604" text:style-name="L23">
        <text:list-item>
          <text:p text:style-name="P91">Таблица chats.</text:p>
          <text:p text:style-name="P88">Таблица содержит информацию о всех созданных чатах. Связь «один ко многим» с таблицами users и bot_models.</text:p>
          <text:p text:style-name="P91">Колонки:</text:p>
        </text:list-item>
      </text:list>
      <text:list text:style-name="L26">
        <text:list-item>
          <text:list>
            <text:list-item>
              <text:list>
                <text:list-item>
                  <text:p text:style-name="P93"><text:span text:style-name="T27">id</text:span> — уникальный идентификатор чата, первичный ключ.</text:p>
                </text:list-item>
                <text:list-item>
                  <text:p text:style-name="P93"><text:span text:style-name="T27">uuid</text:span> — уникальный идентификатор чата для использования в API.</text:p>
                </text:list-item>
                <text:list-item>
                  <text:p text:style-name="P93"><text:span text:style-name="T27">user_id </text:span>— идентификатор пользователя, владельца чата.</text:p>
                </text:list-item>
                <text:list-item>
                  <text:p text:style-name="P93"><text:span text:style-name="T27">model_id</text:span> — идентификатор модели ИИ, используемой в чате.</text:p>
                </text:list-item>
                <text:list-item>
                  <text:p text:style-name="P93"><text:span text:style-name="T123">t</text:span><text:span text:style-name="T27">itle</text:span> — название чата, генерируемое автоматически.</text:p>
                </text:list-item>
                <text:list-item>
                  <text:p text:style-name="P94"><text:soft-page-break/><text:span text:style-name="T27">created_at</text:span><text:span text:style-name="T8"> — дата и время создания чата.</text:span></text:p>
                </text:list-item>
              </text:list>
            </text:list-item>
          </text:list>
        </text:list-item>
      </text:list>
      <text:list xml:id="list14452768345345" text:continue-list="list14452722382149" text:style-name="L23">
        <text:list-item>
          <text:p text:style-name="P95"><text:span text:style-name="T27">Таблица messages. </text:span>Таблица содержит информацию о всех сообщениях пользователя и чат-бота в чатах. <text:span text:style-name="T124">Связь «многие-к-одному» с таблицей chats.</text:span></text:p>
        </text:list-item>
      </text:list>
      <text:list text:style-name="L27">
        <text:list-header>
          <text:p text:style-name="P96">Колонки:</text:p>
        </text:list-header>
      </text:list>
      <text:list text:style-name="L28">
        <text:list-item>
          <text:list>
            <text:list-item>
              <text:list>
                <text:list-item>
                  <text:p text:style-name="P97"><text:span text:style-name="T27">id</text:span> — уникальный идентификатор сообщения, первичный ключ.</text:p>
                </text:list-item>
                <text:list-item>
                  <text:p text:style-name="P97"><text:span text:style-name="T27">chat_id</text:span> — идентификатор чата, которому принадлежит сообщение.</text:p>
                </text:list-item>
                <text:list-item>
                  <text:p text:style-name="P97"><text:span text:style-name="T27">role</text:span> — роль отправителя: user (пользователь) или assistant (чат-бот).</text:p>
                </text:list-item>
                <text:list-item>
                  <text:p text:style-name="P97"><text:span text:style-name="T27">content</text:span> — текст сообщения.</text:p>
                </text:list-item>
                <text:list-item>
                  <text:p text:style-name="P97"><text:span text:style-name="T27">created_at</text:span> — дата и время отправки сообщения.</text:p>
                </text:list-item>
              </text:list>
            </text:list-item>
          </text:list>
        </text:list-item>
      </text:list>
      <text:list xml:id="list14453413334085" text:continue-list="list14452768345345" text:style-name="L23">
        <text:list-item>
          <text:p text:style-name="P98">Таблица message_feedbacks. <text:span text:style-name="T8">Таблица содержит оценки сообщений чат-бота пользователями. </text:span><text:span text:style-name="T125">Связь «один-к-одному» с таблицей messages, связь «многие-к-одному» с табоицей bot_models.</text:span></text:p>
        </text:list-item>
      </text:list>
      <text:list text:style-name="L29">
        <text:list-header>
          <text:p text:style-name="P99">Колонки:</text:p>
        </text:list-header>
      </text:list>
      <text:list text:style-name="L30">
        <text:list-item>
          <text:list>
            <text:list-item>
              <text:list>
                <text:list-item>
                  <text:p text:style-name="P100"><text:span text:style-name="T27">id</text:span> — уникальный идентификатор оценки, первичный ключ.</text:p>
                </text:list-item>
                <text:list-item>
                  <text:p text:style-name="P101">model_id <text:span text:style-name="T126">— идентификатор модели, </text:span><text:span text:style-name="T8">которая сгенерировала ответ.</text:span></text:p>
                </text:list-item>
                <text:list-item>
                  <text:p text:style-name="P100"><text:span text:style-name="T27">message_id</text:span> — идентификатор оцениваемого сообщения от чат-бота.</text:p>
                </text:list-item>
                <text:list-item>
                  <text:p text:style-name="P100"><text:span text:style-name="T27">is_positive</text:span> — результат оценки: TRUE (лайк), FALSE (дизлайк).</text:p>
                </text:list-item>
                <text:list-item>
                  <text:p text:style-name="P100"><text:span text:style-name="T27">created_at</text:span> — дата и время оценки.</text:p>
                </text:list-item>
              </text:list>
            </text:list-item>
          </text:list>
        </text:list-item>
      </text:list>
      <text:list xml:id="list14453340721213" text:continue-list="list14453413334085" text:style-name="L23">
        <text:list-item>
          <text:p text:style-name="P98">Таблица user_sessions. <text:span text:style-name="T8">Таблица содержит информацию о активных сессиях пользователей. </text:span><text:span text:style-name="T125">Связь «многие-к-одному» с таблицей users.</text:span></text:p>
        </text:list-item>
      </text:list>
      <text:list text:style-name="L31">
        <text:list-header>
          <text:p text:style-name="P102">Колонки:</text:p>
        </text:list-header>
      </text:list>
      <text:list text:style-name="L32">
        <text:list-item>
          <text:list>
            <text:list-item>
              <text:list>
                <text:list-item>
                  <text:p text:style-name="P103"><text:span text:style-name="T27">id</text:span> — уникальный идентификатор сессии, первичный ключ.</text:p>
                </text:list-item>
                <text:list-item>
                  <text:p text:style-name="P103"><text:span text:style-name="T27">user_id</text:span> — идентификатор пользователя.</text:p>
                </text:list-item>
                <text:list-item>
                  <text:p text:style-name="P103"><text:span text:style-name="T27">refresh_token</text:span> — токен для обновления access token.</text:p>
                </text:list-item>
                <text:list-item>
                  <text:p text:style-name="P103"><text:span text:style-name="T27">expires_at</text:span> — срок действия refresh token.</text:p>
                </text:list-item>
                <text:list-item>
                  <text:p text:style-name="P103"><text:span text:style-name="T27">created_at</text:span> — дата и время создания сессии.</text:p>
                </text:list-item>
              </text:list>
            </text:list-item>
          </text:list>
        </text:list-item>
      </text:list>
      <text:p text:style-name="P104"/>
      <text:p text:style-name="P104"/>
      <text:p text:style-name="P104"/>
      <text:list xml:id="list14452006750746" text:continue-list="list14453340721213" text:style-name="L23">
        <text:list-item>
          <text:p text:style-name="P105"><text:soft-page-break/>Таблица command_suggestions. <text:span text:style-name="T8">Таблица содержит часто используемые команды для подсказок пользователям.</text:span></text:p>
        </text:list-item>
      </text:list>
      <text:list text:style-name="L33">
        <text:list-header>
          <text:p text:style-name="P106">Колонки:</text:p>
        </text:list-header>
      </text:list>
      <text:list text:style-name="L34">
        <text:list-item>
          <text:list>
            <text:list-item>
              <text:list>
                <text:list-item>
                  <text:p text:style-name="P107"><text:span text:style-name="T27">id</text:span> — уникальный идентификатор подсказки, первичный ключ.</text:p>
                </text:list-item>
                <text:list-item>
                  <text:p text:style-name="P107"><text:span text:style-name="T27">short_description </text:span>— краткое описание команды.</text:p>
                </text:list-item>
                <text:list-item>
                  <text:p text:style-name="P107"><text:span text:style-name="T27">command_example</text:span> — пример использования команды.</text:p>
                </text:list-item>
                <text:list-item>
                  <text:p text:style-name="P107"><text:span text:style-name="T27">usage_count</text:span> — счетчик использования для сортировки по популярности.</text:p>
                </text:list-item>
              </text:list>
            </text:list-item>
          </text:list>
        </text:list-item>
      </text:list>
      <text:list xml:id="list14453747642213" text:continue-list="list14452006750746" text:style-name="L23">
        <text:list-item>
          <text:p text:style-name="P108"><text:span text:style-name="T27">Таблица system_metrics.</text:span> Таблица содержит метрики производительности и мониторинга системы.</text:p>
        </text:list-item>
      </text:list>
      <text:list text:style-name="L35">
        <text:list-header>
          <text:p text:style-name="P109">Колонки:</text:p>
        </text:list-header>
      </text:list>
      <text:list text:style-name="L36">
        <text:list-item>
          <text:p text:style-name="P110"><text:span text:style-name="T27">id</text:span> — уникальный идентификатор метрики, первичный ключ.</text:p>
        </text:list-item>
        <text:list-item>
          <text:p text:style-name="P111"><text:span text:style-name="T120">metric_type</text:span><text:span text:style-name="T121"> — тип метрики.</text:span></text:p>
        </text:list-item>
        <text:list-item>
          <text:p text:style-name="P110"><text:span text:style-name="T27">metric_value</text:span> — значение метрики.</text:p>
        </text:list-item>
        <text:list-item>
          <text:p text:style-name="P110"><text:span text:style-name="T27">endpoint</text:span> — API endpoint, к которому относится метрика.</text:p>
        </text:list-item>
        <text:list-item>
          <text:p text:style-name="P110"><text:span text:style-name="T27">created_at </text:span>— дата и время фиксации метрики.</text:p>
        </text:list-item>
      </text:list>
      <text:list xml:id="list14452918360011" text:continue-list="list14453747642213" text:style-name="L23">
        <text:list-item>
          <text:p text:style-name="P105">Таблица audit_logs. <text:span text:style-name="T8">Таблица содержит журнал аудита действий пользователей и системы. </text:span><text:span text:style-name="T104">Связь «многие-к-одному» с таблицей users.</text:span></text:p>
        </text:list-item>
      </text:list>
      <text:list text:style-name="L37">
        <text:list-header>
          <text:p text:style-name="P112">Колонки:</text:p>
        </text:list-header>
      </text:list>
      <text:list text:style-name="L38">
        <text:list-item>
          <text:list>
            <text:list-item>
              <text:list>
                <text:list-item>
                  <text:p text:style-name="P113"><text:span text:style-name="T27">id</text:span> — уникальный идентификатор записи, первичный ключ.</text:p>
                </text:list-item>
                <text:list-item>
                  <text:p text:style-name="P113"><text:span text:style-name="T27">user_id</text:span> — идентификатор пользователя (может быть NULL).</text:p>
                </text:list-item>
                <text:list-item>
                  <text:p text:style-name="P113"><text:span text:style-name="T27">action</text:span> — описание действия.</text:p>
                </text:list-item>
                <text:list-item>
                  <text:p text:style-name="P113"><text:span text:style-name="T27">ip_address</text:span> — IP-адрес, с которого выполнено действие.</text:p>
                </text:list-item>
                <text:list-item>
                  <text:p text:style-name="P113"><text:span text:style-name="T27">user_agent</text:span> — данные браузера пользователя.</text:p>
                </text:list-item>
                <text:list-item>
                  <text:p text:style-name="P113"><text:span text:style-name="T27">timestamp</text:span> — дата и время действия.</text:p>
                </text:list-item>
              </text:list>
            </text:list-item>
          </text:list>
        </text:list-item>
      </text:list>
      <text:list text:continue-list="list14452918360011" text:style-name="L23">
        <text:list-item>
          <text:p text:style-name="P108"><text:s/><text:span text:style-name="T27">Таблица feedback_analysis</text:span><text:span text:style-name="T127">. </text:span>Таблица содержит анализ оценок ответов чат-бота для дообучения моделей.</text:p>
        </text:list-item>
      </text:list>
      <text:list text:style-name="L39">
        <text:list-header>
          <text:p text:style-name="P114">Колонки:</text:p>
        </text:list-header>
      </text:list>
      <text:list text:style-name="L40">
        <text:list-item>
          <text:list>
            <text:list-item>
              <text:list>
                <text:list-item>
                  <text:p text:style-name="P115"><text:span text:style-name="T27">id</text:span> — уникальный идентификатор анализа, первичный ключ.</text:p>
                </text:list-item>
                <text:list-item>
                  <text:p text:style-name="P115"><text:span text:style-name="T27">message_id</text:span> — идентификатор сообщения чат-бота.</text:p>
                </text:list-item>
                <text:list-item>
                  <text:p text:style-name="P115"><text:soft-page-break/><text:span text:style-name="T27">model_id</text:span> — идентификатор модели, сгенерировавшей ответ.</text:p>
                </text:list-item>
                <text:list-item>
                  <text:p text:style-name="P115"><text:span text:style-name="T27">analysis_note </text:span>— примечание анализа о причине оценки.</text:p>
                </text:list-item>
                <text:list-item>
                  <text:p text:style-name="P115"><text:span text:style-name="T27">created_at</text:span> — дата и время анализа.</text:p>
                </text:list-item>
              </text:list>
            </text:list-item>
          </text:list>
        </text:list-item>
      </text:list>
      <text:p text:style-name="P116"/>
      <text:p text:style-name="P117"/>
      <text:p text:style-name="P118"/>
      <text:p text:style-name="P119"><text:span text:style-name="T42"/></text:p>
      <text:p text:style-name="P1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4:10:43.388882481</meta:creation-date>
    <dc:date>2025-10-07T01:44:44.181030510</dc:date>
    <meta:editing-duration>PT12H7M46S</meta:editing-duration>
    <meta:editing-cycles>131</meta:editing-cycles>
    <meta:generator>LibreOffice/25.2.6.2$Linux_X86_64 LibreOffice_project/520$Build-2</meta:generator>
    <meta:document-statistic meta:table-count="0" meta:image-count="0" meta:object-count="0" meta:page-count="14" meta:paragraph-count="193" meta:word-count="1835" meta:character-count="13884" meta:non-whitespace-character-count="12337"/>
  </office:meta>
</office:document-meta>
</file>